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1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882cm" fo:break-before="auto" style:use-optimal-row-height="false"/>
    </style:style>
    <style:style style:name="ro3" style:family="table-row">
      <style:table-row-properties style:row-height="0.903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5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51pt solid #000000" style:text-align-source="fix" style:repeat-content="false" fo:border-left="0.74pt solid #000000" fo:border-right="0.74pt solid #000000" fo:border-top="0.51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0.51pt solid #000000" style:text-align-source="fix" style:repeat-content="false" fo:border-left="0.74pt solid #000000" fo:border-right="0.74pt solid #000000" fo:border-top="0.51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1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order="0.26pt solid #000000"/>
    </style:style>
    <style:style style:name="ce17" style:family="table-cell" style:parent-style-name="Default">
      <style:table-cell-properties fo:background-color="transparent" fo:border="0.26pt solid #0000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0000" fo:border="0.26pt solid #000000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Glob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9" table:default-cell-style-name="ce1"/>
        <table:table-column table:style-name="co4" table:number-columns-repeated="997" table:default-cell-style-name="ce1"/>
        <table:table-row table:style-name="ro1">
          <table:table-cell table:number-columns-repeated="7"/>
          <table:table-cell office:value-type="string" table:number-columns-spanned="9" table:number-rows-spanned="1">
            <text:p>Global results of benchmarks</text:p>
          </table:table-cell>
          <table:covered-table-cell table:number-columns-repeated="8"/>
          <table:table-cell table:number-columns-repeated="1003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string">
            <text:p>Depth </text:p>
            <text:p>(power of 10)</text:p>
          </table:table-cell>
          <table:table-cell table:style-name="ce4" office:value-type="float" office:value="1" table:number-columns-spanned="5" table:number-rows-spanned="1">
            <text:p>1</text:p>
          </table:table-cell>
          <table:covered-table-cell table:number-columns-repeated="4" table:style-name="ce4"/>
          <table:table-cell table:style-name="ce4" office:value-type="float" office:value="2" table:number-columns-spanned="5" table:number-rows-spanned="1">
            <text:p>2</text:p>
          </table:table-cell>
          <table:covered-table-cell table:number-columns-repeated="4" table:style-name="ce4"/>
          <table:table-cell table:style-name="ce4" office:value-type="float" office:value="3" table:number-columns-spanned="5" table:number-rows-spanned="1">
            <text:p>3</text:p>
          </table:table-cell>
          <table:covered-table-cell table:number-columns-repeated="4" table:style-name="ce4"/>
          <table:table-cell table:style-name="ce4" office:value-type="float" office:value="4" table:number-columns-spanned="5" table:number-rows-spanned="1">
            <text:p>4</text:p>
          </table:table-cell>
          <table:covered-table-cell table:number-columns-repeated="4" table:style-name="ce4"/>
          <table:table-cell table:number-columns-repeated="997"/>
        </table:table-row>
        <table:table-row table:style-name="ro3">
          <table:table-cell/>
          <table:table-cell table:style-name="ce5" office:value-type="string">
            <text:p>Runs </text:p>
            <text:p>(power of 10)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number-columns-repeated="997"/>
        </table:table-row>
        <table:table-row table:style-name="ro3">
          <table:table-cell/>
          <table:table-cell table:style-name="ce5" office:value-type="string">
            <text:p>Coordonates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1,1)">
            <text:p>(1,1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1,2)">
            <text:p>(1,2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1,3)">
            <text:p>(1,3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1,4)">
            <text:p>(1,4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1,5)">
            <text:p>(1,5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2,1)">
            <text:p>(2,1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2,2)">
            <text:p>(2,2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2,3)">
            <text:p>(2,3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2,4)">
            <text:p>(2,4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2,5)">
            <text:p>(2,5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3,1)">
            <text:p>(3,1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3,2)">
            <text:p>(3,2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3,3)">
            <text:p>(3,3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3,4)">
            <text:p>(3,4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3,5)">
            <text:p>(3,5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4,1)">
            <text:p>(4,1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4,2)">
            <text:p>(4,2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4,3)">
            <text:p>(4,3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4,4)">
            <text:p>(4,4)</text:p>
          </table:table-cell>
          <table:table-cell table:style-name="ce10" table:formula="of:=SUBSTITUTE(SUBSTITUTE(&quot;(nodes,runs)&quot;;&quot;nodes&quot;;INDIRECT(ADDRESS(3;SUM(3;PRODUCT(5;INT(QUOTIENT(SUM(COLUMN();-3);5))));2;1;&quot;Global&quot;))); &quot;runs&quot;; INDIRECT(ADDRESS(4;COLUMN();2;1;&quot;Global&quot;)))" office:value-type="string" office:string-value="(4,5)">
            <text:p>(4,5)</text:p>
          </table:table-cell>
          <table:table-cell table:number-columns-repeated="997"/>
        </table:table-row>
        <table:table-row table:style-name="ro4">
          <table:table-cell table:style-name="ce2" office:value-type="string" table:number-columns-spanned="1" table:number-rows-spanned="4">
            <text:p>Interpreted</text:p>
            <text:p><text:s/>with Pypy</text:p>
          </table:table-cell>
          <table:table-cell table:style-name="ce3" office:value-type="string">
            <text:p>Recursive</text:p>
          </table:table-cell>
          <table:table-cell table:style-name="ce11" table:formula="of:=INDIRECT(ADDRESS(SUM([.$W6];PRODUCT(SUM([.C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D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E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F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G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H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I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J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K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L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M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N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O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P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Q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R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S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T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U$4];-1);7);PRODUCT(SUM(INDIRECT(ADDRESS(3;SUM(3;PRODUCT(5;INT(QUOTIENT(SUM(-3;COLUMN());5))));2;1));-1);35));22;3;1;[.$B6]))" office:value-type="float" office:value="0">
            <text:p>#DIV/0 !</text:p>
          </table:table-cell>
          <table:table-cell table:style-name="ce11" table:formula="of:=INDIRECT(ADDRESS(SUM([.$W6];PRODUCT(SUM([.V$4];-1);7);PRODUCT(SUM(INDIRECT(ADDRESS(3;SUM(3;PRODUCT(5;INT(QUOTIENT(SUM(-3;COLUMN());5))));2;1));-1);35));22;3;1;[.$B6]))" office:value-type="float" office:value="0">
            <text:p>#DIV/0 !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CPS</text:p>
          </table:table-cell>
          <table:table-cell table:style-name="ce11" table:formula="of:=INDIRECT(ADDRESS(SUM([.$W7];PRODUCT(SUM([.C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D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E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F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G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H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I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J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K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L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M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N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O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P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Q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R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S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T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U$4];-1);7);PRODUCT(SUM(INDIRECT(ADDRESS(3;SUM(3;PRODUCT(5;INT(QUOTIENT(SUM(-3;COLUMN());5))));2;1));-1);35));22;3;1;[.$B7]))" office:value-type="float" office:value="0">
            <text:p>#DIV/0 !</text:p>
          </table:table-cell>
          <table:table-cell table:style-name="ce11" table:formula="of:=INDIRECT(ADDRESS(SUM([.$W7];PRODUCT(SUM([.V$4];-1);7);PRODUCT(SUM(INDIRECT(ADDRESS(3;SUM(3;PRODUCT(5;INT(QUOTIENT(SUM(-3;COLUMN());5))));2;1));-1);35));22;3;1;[.$B7]))" office:value-type="float" office:value="0">
            <text:p>#DIV/0 !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Trampoline</text:p>
          </table:table-cell>
          <table:table-cell table:style-name="ce11" table:formula="of:=INDIRECT(ADDRESS(SUM([.$W8];PRODUCT(SUM([.C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D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E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F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G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H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I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J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K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L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M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N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O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P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Q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R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S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T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U$4];-1);7);PRODUCT(SUM(INDIRECT(ADDRESS(3;SUM(3;PRODUCT(5;INT(QUOTIENT(SUM(-3;COLUMN());5))));2;1));-1);35));22;3;1;[.$B8]))" office:value-type="float" office:value="0">
            <text:p>#DIV/0 !</text:p>
          </table:table-cell>
          <table:table-cell table:style-name="ce11" table:formula="of:=INDIRECT(ADDRESS(SUM([.$W8];PRODUCT(SUM([.V$4];-1);7);PRODUCT(SUM(INDIRECT(ADDRESS(3;SUM(3;PRODUCT(5;INT(QUOTIENT(SUM(-3;COLUMN());5))));2;1));-1);35));22;3;1;[.$B8]))" office:value-type="float" office:value="0">
            <text:p>#DIV/0 !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Iterative</text:p>
          </table:table-cell>
          <table:table-cell table:style-name="ce11" table:formula="of:=INDIRECT(ADDRESS(SUM([.$W9];PRODUCT(SUM([.C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D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E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F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G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H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I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J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K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L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M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N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O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P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Q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R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S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T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U$4];-1);7);PRODUCT(SUM(INDIRECT(ADDRESS(3;SUM(3;PRODUCT(5;INT(QUOTIENT(SUM(-3;COLUMN());5))));2;1));-1);35));22;3;1;[.$B9]))" office:value-type="float" office:value="0">
            <text:p>#DIV/0 !</text:p>
          </table:table-cell>
          <table:table-cell table:style-name="ce11" table:formula="of:=INDIRECT(ADDRESS(SUM([.$W9];PRODUCT(SUM([.V$4];-1);7);PRODUCT(SUM(INDIRECT(ADDRESS(3;SUM(3;PRODUCT(5;INT(QUOTIENT(SUM(-3;COLUMN());5))));2;1));-1);35));22;3;1;[.$B9]))" office:value-type="float" office:value="0">
            <text:p>#DIV/0 !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4">
          <table:table-cell table:style-name="ce2" office:value-type="string" table:number-columns-spanned="1" table:number-rows-spanned="4">
            <text:p>Interpreted</text:p>
            <text:p><text:s/>with Python</text:p>
          </table:table-cell>
          <table:table-cell table:style-name="ce3" office:value-type="string">
            <text:p>Recursive</text:p>
          </table:table-cell>
          <table:table-cell table:style-name="ce11" table:formula="of:=INDIRECT(ADDRESS(SUM([.$W10];PRODUCT(SUM([.C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D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E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F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G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H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I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J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K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L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M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N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O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P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Q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R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S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T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U$4];-1);7);PRODUCT(SUM(INDIRECT(ADDRESS(3;SUM(3;PRODUCT(5;INT(QUOTIENT(SUM(-3;COLUMN());5))));2;1));-1);35));22;3;1;[.$B10]))" office:value-type="float" office:value="0">
            <text:p>#DIV/0 !</text:p>
          </table:table-cell>
          <table:table-cell table:style-name="ce11" table:formula="of:=INDIRECT(ADDRESS(SUM([.$W10];PRODUCT(SUM([.V$4];-1);7);PRODUCT(SUM(INDIRECT(ADDRESS(3;SUM(3;PRODUCT(5;INT(QUOTIENT(SUM(-3;COLUMN());5))));2;1));-1);35));22;3;1;[.$B10]))" office:value-type="float" office:value="0">
            <text:p>#DIV/0 !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CPS</text:p>
          </table:table-cell>
          <table:table-cell table:style-name="ce11" table:formula="of:=INDIRECT(ADDRESS(SUM([.$W11];PRODUCT(SUM([.C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D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E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F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G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H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I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J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K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L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M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N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O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P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Q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R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S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T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U$4];-1);7);PRODUCT(SUM(INDIRECT(ADDRESS(3;SUM(3;PRODUCT(5;INT(QUOTIENT(SUM(-3;COLUMN());5))));2;1));-1);35));22;3;1;[.$B11]))" office:value-type="float" office:value="0">
            <text:p>#DIV/0 !</text:p>
          </table:table-cell>
          <table:table-cell table:style-name="ce11" table:formula="of:=INDIRECT(ADDRESS(SUM([.$W11];PRODUCT(SUM([.V$4];-1);7);PRODUCT(SUM(INDIRECT(ADDRESS(3;SUM(3;PRODUCT(5;INT(QUOTIENT(SUM(-3;COLUMN());5))));2;1));-1);35));22;3;1;[.$B11]))" office:value-type="float" office:value="0">
            <text:p>#DIV/0 !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Trampoline</text:p>
          </table:table-cell>
          <table:table-cell table:style-name="ce11" table:formula="of:=INDIRECT(ADDRESS(SUM([.$W12];PRODUCT(SUM([.C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D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E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F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G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H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I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J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K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L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M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N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O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P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Q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R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S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T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U$4];-1);7);PRODUCT(SUM(INDIRECT(ADDRESS(3;SUM(3;PRODUCT(5;INT(QUOTIENT(SUM(-3;COLUMN());5))));2;1));-1);35));22;3;1;[.$B12]))" office:value-type="float" office:value="0">
            <text:p>#DIV/0 !</text:p>
          </table:table-cell>
          <table:table-cell table:style-name="ce11" table:formula="of:=INDIRECT(ADDRESS(SUM([.$W12];PRODUCT(SUM([.V$4];-1);7);PRODUCT(SUM(INDIRECT(ADDRESS(3;SUM(3;PRODUCT(5;INT(QUOTIENT(SUM(-3;COLUMN());5))));2;1));-1);35));22;3;1;[.$B12]))" office:value-type="float" office:value="0">
            <text:p>#DIV/0 !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Iterative</text:p>
          </table:table-cell>
          <table:table-cell table:style-name="ce11" table:formula="of:=INDIRECT(ADDRESS(SUM([.$W13];PRODUCT(SUM([.C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D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E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F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G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H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I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J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K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L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M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N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O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P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Q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R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S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T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U$4];-1);7);PRODUCT(SUM(INDIRECT(ADDRESS(3;SUM(3;PRODUCT(5;INT(QUOTIENT(SUM(-3;COLUMN());5))));2;1));-1);35));22;3;1;[.$B13]))" office:value-type="float" office:value="0">
            <text:p>#DIV/0 !</text:p>
          </table:table-cell>
          <table:table-cell table:style-name="ce11" table:formula="of:=INDIRECT(ADDRESS(SUM([.$W13];PRODUCT(SUM([.V$4];-1);7);PRODUCT(SUM(INDIRECT(ADDRESS(3;SUM(3;PRODUCT(5;INT(QUOTIENT(SUM(-3;COLUMN());5))));2;1));-1);35));22;3;1;[.$B13]))" office:value-type="float" office:value="0">
            <text:p>#DIV/0 !</text:p>
          </table:table-cell>
          <table:table-cell office:value-type="float" office:value="6">
            <text:p>6</text:p>
          </table:table-cell>
          <table:table-cell table:number-columns-repeated="996"/>
        </table:table-row>
        <table:table-row table:style-name="ro4">
          <table:table-cell table:style-name="ce2" office:value-type="string" table:number-columns-spanned="1" table:number-rows-spanned="4">
            <text:p>Translated</text:p>
            <text:p><text:s/>without JITing</text:p>
          </table:table-cell>
          <table:table-cell table:style-name="ce3" office:value-type="string">
            <text:p>Recursive</text:p>
          </table:table-cell>
          <table:table-cell table:style-name="ce11" table:formula="of:=INDIRECT(ADDRESS(SUM([.$W14];PRODUCT(SUM([.C$4];-1);7);PRODUCT(SUM(INDIRECT(ADDRESS(3;SUM(3;PRODUCT(5;INT(QUOTIENT(SUM(-3;COLUMN());5))));2;1));-1);35));22;3;1;[.$B14]))" office:value-type="float" office:value="0.0045">
            <text:p>0,0045</text:p>
          </table:table-cell>
          <table:table-cell table:style-name="ce11" table:formula="of:=INDIRECT(ADDRESS(SUM([.$W14];PRODUCT(SUM([.D$4];-1);7);PRODUCT(SUM(INDIRECT(ADDRESS(3;SUM(3;PRODUCT(5;INT(QUOTIENT(SUM(-3;COLUMN());5))));2;1));-1);35));22;3;1;[.$B14]))" office:value-type="float" office:value="0.01">
            <text:p>0,01</text:p>
          </table:table-cell>
          <table:table-cell table:style-name="ce11" table:formula="of:=INDIRECT(ADDRESS(SUM([.$W14];PRODUCT(SUM([.E$4];-1);7);PRODUCT(SUM(INDIRECT(ADDRESS(3;SUM(3;PRODUCT(5;INT(QUOTIENT(SUM(-3;COLUMN());5))));2;1));-1);35));22;3;1;[.$B14]))" office:value-type="float" office:value="0.01">
            <text:p>0,01</text:p>
          </table:table-cell>
          <table:table-cell table:style-name="ce13" table:formula="of:=INDIRECT(ADDRESS(SUM([.$W14];PRODUCT(SUM([.F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3" table:formula="of:=INDIRECT(ADDRESS(SUM([.$W14];PRODUCT(SUM([.G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H$4];-1);7);PRODUCT(SUM(INDIRECT(ADDRESS(3;SUM(3;PRODUCT(5;INT(QUOTIENT(SUM(-3;COLUMN());5))));2;1));-1);35));22;3;1;[.$B14]))" office:value-type="float" office:value="0.01">
            <text:p>0,01</text:p>
          </table:table-cell>
          <table:table-cell table:style-name="ce11" table:formula="of:=INDIRECT(ADDRESS(SUM([.$W14];PRODUCT(SUM([.I$4];-1);7);PRODUCT(SUM(INDIRECT(ADDRESS(3;SUM(3;PRODUCT(5;INT(QUOTIENT(SUM(-3;COLUMN());5))));2;1));-1);35));22;3;1;[.$B14]))" office:value-type="float" office:value="0.0105">
            <text:p>0,0105</text:p>
          </table:table-cell>
          <table:table-cell table:style-name="ce11" table:formula="of:=INDIRECT(ADDRESS(SUM([.$W14];PRODUCT(SUM([.J$4];-1);7);PRODUCT(SUM(INDIRECT(ADDRESS(3;SUM(3;PRODUCT(5;INT(QUOTIENT(SUM(-3;COLUMN());5))));2;1));-1);35));22;3;1;[.$B14]))" office:value-type="float" office:value="0.05">
            <text:p>0,05</text:p>
          </table:table-cell>
          <table:table-cell table:style-name="ce13" table:formula="of:=INDIRECT(ADDRESS(SUM([.$W14];PRODUCT(SUM([.K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3" table:formula="of:=INDIRECT(ADDRESS(SUM([.$W14];PRODUCT(SUM([.L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M$4];-1);7);PRODUCT(SUM(INDIRECT(ADDRESS(3;SUM(3;PRODUCT(5;INT(QUOTIENT(SUM(-3;COLUMN());5))));2;1));-1);35));22;3;1;[.$B14]))" office:value-type="float" office:value="0.031">
            <text:p>0,031</text:p>
          </table:table-cell>
          <table:table-cell table:style-name="ce11" table:formula="of:=INDIRECT(ADDRESS(SUM([.$W14];PRODUCT(SUM([.N$4];-1);7);PRODUCT(SUM(INDIRECT(ADDRESS(3;SUM(3;PRODUCT(5;INT(QUOTIENT(SUM(-3;COLUMN());5))));2;1));-1);35));22;3;1;[.$B14]))" office:value-type="float" office:value="0.0615">
            <text:p>0,0615</text:p>
          </table:table-cell>
          <table:table-cell table:style-name="ce11" table:formula="of:=INDIRECT(ADDRESS(SUM([.$W14];PRODUCT(SUM([.O$4];-1);7);PRODUCT(SUM(INDIRECT(ADDRESS(3;SUM(3;PRODUCT(5;INT(QUOTIENT(SUM(-3;COLUMN());5))));2;1));-1);35));22;3;1;[.$B14]))" office:value-type="float" office:value="0.42">
            <text:p>0,42</text:p>
          </table:table-cell>
          <table:table-cell table:style-name="ce13" table:formula="of:=INDIRECT(ADDRESS(SUM([.$W14];PRODUCT(SUM([.P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3" table:formula="of:=INDIRECT(ADDRESS(SUM([.$W14];PRODUCT(SUM([.Q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R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S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T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U$4];-1);7);PRODUCT(SUM(INDIRECT(ADDRESS(3;SUM(3;PRODUCT(5;INT(QUOTIENT(SUM(-3;COLUMN());5))));2;1));-1);35));22;3;1;[.$B14]))" office:value-type="float" office:value="0">
            <text:p>#DIV/0 !</text:p>
          </table:table-cell>
          <table:table-cell table:style-name="ce11" table:formula="of:=INDIRECT(ADDRESS(SUM([.$W14];PRODUCT(SUM([.V$4];-1);7);PRODUCT(SUM(INDIRECT(ADDRESS(3;SUM(3;PRODUCT(5;INT(QUOTIENT(SUM(-3;COLUMN());5))));2;1));-1);35));22;3;1;[.$B14]))" office:value-type="float" office:value="0">
            <text:p>#DIV/0 !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CPS</text:p>
          </table:table-cell>
          <table:table-cell table:style-name="ce11" table:formula="of:=INDIRECT(ADDRESS(SUM([.$W15];PRODUCT(SUM([.C$4];-1);7);PRODUCT(SUM(INDIRECT(ADDRESS(3;SUM(3;PRODUCT(5;INT(QUOTIENT(SUM(-3;COLUMN());5))));2;1));-1);35));22;3;1;[.$B15]))" office:value-type="float" office:value="0.005">
            <text:p>0,005</text:p>
          </table:table-cell>
          <table:table-cell table:style-name="ce11" table:formula="of:=INDIRECT(ADDRESS(SUM([.$W15];PRODUCT(SUM([.D$4];-1);7);PRODUCT(SUM(INDIRECT(ADDRESS(3;SUM(3;PRODUCT(5;INT(QUOTIENT(SUM(-3;COLUMN());5))));2;1));-1);35));22;3;1;[.$B15]))" office:value-type="float" office:value="0.01">
            <text:p>0,01</text:p>
          </table:table-cell>
          <table:table-cell table:style-name="ce13" table:formula="of:=INDIRECT(ADDRESS(SUM([.$W15];PRODUCT(SUM([.E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F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G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H$4];-1);7);PRODUCT(SUM(INDIRECT(ADDRESS(3;SUM(3;PRODUCT(5;INT(QUOTIENT(SUM(-3;COLUMN());5))));2;1));-1);35));22;3;1;[.$B15]))" office:value-type="float" office:value="0.01">
            <text:p>0,01</text:p>
          </table:table-cell>
          <table:table-cell table:style-name="ce11" table:formula="of:=INDIRECT(ADDRESS(SUM([.$W15];PRODUCT(SUM([.I$4];-1);7);PRODUCT(SUM(INDIRECT(ADDRESS(3;SUM(3;PRODUCT(5;INT(QUOTIENT(SUM(-3;COLUMN());5))));2;1));-1);35));22;3;1;[.$B15]))" office:value-type="float" office:value="0.01">
            <text:p>0,01</text:p>
          </table:table-cell>
          <table:table-cell table:style-name="ce13" table:formula="of:=INDIRECT(ADDRESS(SUM([.$W15];PRODUCT(SUM([.J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K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L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M$4];-1);7);PRODUCT(SUM(INDIRECT(ADDRESS(3;SUM(3;PRODUCT(5;INT(QUOTIENT(SUM(-3;COLUMN());5))));2;1));-1);35));22;3;1;[.$B15]))" office:value-type="float" office:value="0.0315">
            <text:p>0,0315</text:p>
          </table:table-cell>
          <table:table-cell table:style-name="ce13" table:formula="of:=INDIRECT(ADDRESS(SUM([.$W15];PRODUCT(SUM([.N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O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P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3" table:formula="of:=INDIRECT(ADDRESS(SUM([.$W15];PRODUCT(SUM([.Q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R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S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T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U$4];-1);7);PRODUCT(SUM(INDIRECT(ADDRESS(3;SUM(3;PRODUCT(5;INT(QUOTIENT(SUM(-3;COLUMN());5))));2;1));-1);35));22;3;1;[.$B15]))" office:value-type="float" office:value="0">
            <text:p>#DIV/0 !</text:p>
          </table:table-cell>
          <table:table-cell table:style-name="ce11" table:formula="of:=INDIRECT(ADDRESS(SUM([.$W15];PRODUCT(SUM([.V$4];-1);7);PRODUCT(SUM(INDIRECT(ADDRESS(3;SUM(3;PRODUCT(5;INT(QUOTIENT(SUM(-3;COLUMN());5))));2;1));-1);35));22;3;1;[.$B15]))" office:value-type="float" office:value="0">
            <text:p>#DIV/0 !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Trampoline</text:p>
          </table:table-cell>
          <table:table-cell table:style-name="ce11" table:formula="of:=INDIRECT(ADDRESS(SUM([.$W16];PRODUCT(SUM([.C$4];-1);7);PRODUCT(SUM(INDIRECT(ADDRESS(3;SUM(3;PRODUCT(5;INT(QUOTIENT(SUM(-3;COLUMN());5))));2;1));-1);35));22;3;1;[.$B16]))" office:value-type="float" office:value="0.0035">
            <text:p>0,0035</text:p>
          </table:table-cell>
          <table:table-cell table:style-name="ce11" table:formula="of:=INDIRECT(ADDRESS(SUM([.$W16];PRODUCT(SUM([.D$4];-1);7);PRODUCT(SUM(INDIRECT(ADDRESS(3;SUM(3;PRODUCT(5;INT(QUOTIENT(SUM(-3;COLUMN());5))));2;1));-1);35));22;3;1;[.$B16]))" office:value-type="float" office:value="0.01">
            <text:p>0,01</text:p>
          </table:table-cell>
          <table:table-cell table:style-name="ce11" table:formula="of:=INDIRECT(ADDRESS(SUM([.$W16];PRODUCT(SUM([.E$4];-1);7);PRODUCT(SUM(INDIRECT(ADDRESS(3;SUM(3;PRODUCT(5;INT(QUOTIENT(SUM(-3;COLUMN());5))));2;1));-1);35));22;3;1;[.$B16]))" office:value-type="float" office:value="0.01">
            <text:p>0,01</text:p>
          </table:table-cell>
          <table:table-cell table:style-name="ce11" table:formula="of:=INDIRECT(ADDRESS(SUM([.$W16];PRODUCT(SUM([.F$4];-1);7);PRODUCT(SUM(INDIRECT(ADDRESS(3;SUM(3;PRODUCT(5;INT(QUOTIENT(SUM(-3;COLUMN());5))));2;1));-1);35));22;3;1;[.$B16]))" office:value-type="float" office:value="0.05">
            <text:p>0,05</text:p>
          </table:table-cell>
          <table:table-cell table:style-name="ce11" table:formula="of:=INDIRECT(ADDRESS(SUM([.$W16];PRODUCT(SUM([.G$4];-1);7);PRODUCT(SUM(INDIRECT(ADDRESS(3;SUM(3;PRODUCT(5;INT(QUOTIENT(SUM(-3;COLUMN());5))));2;1));-1);35));22;3;1;[.$B16]))" office:value-type="float" office:value="0.31">
            <text:p>0,31</text:p>
          </table:table-cell>
          <table:table-cell table:style-name="ce11" table:formula="of:=INDIRECT(ADDRESS(SUM([.$W16];PRODUCT(SUM([.H$4];-1);7);PRODUCT(SUM(INDIRECT(ADDRESS(3;SUM(3;PRODUCT(5;INT(QUOTIENT(SUM(-3;COLUMN());5))));2;1));-1);35));22;3;1;[.$B16]))" office:value-type="float" office:value="0.01">
            <text:p>0,01</text:p>
          </table:table-cell>
          <table:table-cell table:style-name="ce11" table:formula="of:=INDIRECT(ADDRESS(SUM([.$W16];PRODUCT(SUM([.I$4];-1);7);PRODUCT(SUM(INDIRECT(ADDRESS(3;SUM(3;PRODUCT(5;INT(QUOTIENT(SUM(-3;COLUMN());5))));2;1));-1);35));22;3;1;[.$B16]))" office:value-type="float" office:value="0.01">
            <text:p>0,01</text:p>
          </table:table-cell>
          <table:table-cell table:style-name="ce11" table:formula="of:=INDIRECT(ADDRESS(SUM([.$W16];PRODUCT(SUM([.J$4];-1);7);PRODUCT(SUM(INDIRECT(ADDRESS(3;SUM(3;PRODUCT(5;INT(QUOTIENT(SUM(-3;COLUMN());5))));2;1));-1);35));22;3;1;[.$B16]))" office:value-type="float" office:value="0.04">
            <text:p>0,04</text:p>
          </table:table-cell>
          <table:table-cell table:style-name="ce11" table:formula="of:=INDIRECT(ADDRESS(SUM([.$W16];PRODUCT(SUM([.K$4];-1);7);PRODUCT(SUM(INDIRECT(ADDRESS(3;SUM(3;PRODUCT(5;INT(QUOTIENT(SUM(-3;COLUMN());5))));2;1));-1);35));22;3;1;[.$B16]))" office:value-type="float" office:value="0.34">
            <text:p>0,34</text:p>
          </table:table-cell>
          <table:table-cell table:style-name="ce11" table:formula="of:=INDIRECT(ADDRESS(SUM([.$W16];PRODUCT(SUM([.L$4];-1);7);PRODUCT(SUM(INDIRECT(ADDRESS(3;SUM(3;PRODUCT(5;INT(QUOTIENT(SUM(-3;COLUMN());5))));2;1));-1);35));22;3;1;[.$B16]))" office:value-type="float" office:value="2.778">
            <text:p>2,778</text:p>
          </table:table-cell>
          <table:table-cell table:style-name="ce11" table:formula="of:=INDIRECT(ADDRESS(SUM([.$W16];PRODUCT(SUM([.M$4];-1);7);PRODUCT(SUM(INDIRECT(ADDRESS(3;SUM(3;PRODUCT(5;INT(QUOTIENT(SUM(-3;COLUMN());5))));2;1));-1);35));22;3;1;[.$B16]))" office:value-type="float" office:value="0.031">
            <text:p>0,031</text:p>
          </table:table-cell>
          <table:table-cell table:style-name="ce11" table:formula="of:=INDIRECT(ADDRESS(SUM([.$W16];PRODUCT(SUM([.N$4];-1);7);PRODUCT(SUM(INDIRECT(ADDRESS(3;SUM(3;PRODUCT(5;INT(QUOTIENT(SUM(-3;COLUMN());5))));2;1));-1);35));22;3;1;[.$B16]))" office:value-type="float" office:value="0.06">
            <text:p>0,06</text:p>
          </table:table-cell>
          <table:table-cell table:style-name="ce11" table:formula="of:=INDIRECT(ADDRESS(SUM([.$W16];PRODUCT(SUM([.O$4];-1);7);PRODUCT(SUM(INDIRECT(ADDRESS(3;SUM(3;PRODUCT(5;INT(QUOTIENT(SUM(-3;COLUMN());5))));2;1));-1);35));22;3;1;[.$B16]))" office:value-type="float" office:value="0.33">
            <text:p>0,33</text:p>
          </table:table-cell>
          <table:table-cell table:style-name="ce11" table:formula="of:=INDIRECT(ADDRESS(SUM([.$W16];PRODUCT(SUM([.P$4];-1);7);PRODUCT(SUM(INDIRECT(ADDRESS(3;SUM(3;PRODUCT(5;INT(QUOTIENT(SUM(-3;COLUMN());5))));2;1));-1);35));22;3;1;[.$B16]))" office:value-type="float" office:value="2.945">
            <text:p>2,945</text:p>
          </table:table-cell>
          <table:table-cell table:style-name="ce11" table:formula="of:=INDIRECT(ADDRESS(SUM([.$W16];PRODUCT(SUM([.Q$4];-1);7);PRODUCT(SUM(INDIRECT(ADDRESS(3;SUM(3;PRODUCT(5;INT(QUOTIENT(SUM(-3;COLUMN());5))));2;1));-1);35));22;3;1;[.$B16]))" office:value-type="float" office:value="28.2145">
            <text:p>28,2145</text:p>
          </table:table-cell>
          <table:table-cell table:style-name="ce11" table:formula="of:=INDIRECT(ADDRESS(SUM([.$W16];PRODUCT(SUM([.R$4];-1);7);PRODUCT(SUM(INDIRECT(ADDRESS(3;SUM(3;PRODUCT(5;INT(QUOTIENT(SUM(-3;COLUMN());5))));2;1));-1);35));22;3;1;[.$B16]))" office:value-type="float" office:value="0">
            <text:p>#DIV/0 !</text:p>
          </table:table-cell>
          <table:table-cell table:style-name="ce11" table:formula="of:=INDIRECT(ADDRESS(SUM([.$W16];PRODUCT(SUM([.S$4];-1);7);PRODUCT(SUM(INDIRECT(ADDRESS(3;SUM(3;PRODUCT(5;INT(QUOTIENT(SUM(-3;COLUMN());5))));2;1));-1);35));22;3;1;[.$B16]))" office:value-type="float" office:value="0">
            <text:p>#DIV/0 !</text:p>
          </table:table-cell>
          <table:table-cell table:style-name="ce11" table:formula="of:=INDIRECT(ADDRESS(SUM([.$W16];PRODUCT(SUM([.T$4];-1);7);PRODUCT(SUM(INDIRECT(ADDRESS(3;SUM(3;PRODUCT(5;INT(QUOTIENT(SUM(-3;COLUMN());5))));2;1));-1);35));22;3;1;[.$B16]))" office:value-type="float" office:value="0">
            <text:p>#DIV/0 !</text:p>
          </table:table-cell>
          <table:table-cell table:style-name="ce11" table:formula="of:=INDIRECT(ADDRESS(SUM([.$W16];PRODUCT(SUM([.U$4];-1);7);PRODUCT(SUM(INDIRECT(ADDRESS(3;SUM(3;PRODUCT(5;INT(QUOTIENT(SUM(-3;COLUMN());5))));2;1));-1);35));22;3;1;[.$B16]))" office:value-type="float" office:value="0">
            <text:p>#DIV/0 !</text:p>
          </table:table-cell>
          <table:table-cell table:style-name="ce11" table:formula="of:=INDIRECT(ADDRESS(SUM([.$W16];PRODUCT(SUM([.V$4];-1);7);PRODUCT(SUM(INDIRECT(ADDRESS(3;SUM(3;PRODUCT(5;INT(QUOTIENT(SUM(-3;COLUMN());5))));2;1));-1);35));22;3;1;[.$B16]))" office:value-type="float" office:value="0">
            <text:p>#DIV/0 !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Iterative</text:p>
          </table:table-cell>
          <table:table-cell table:style-name="ce11" table:formula="of:=INDIRECT(ADDRESS(SUM([.$W17];PRODUCT(SUM([.C$4];-1);7);PRODUCT(SUM(INDIRECT(ADDRESS(3;SUM(3;PRODUCT(5;INT(QUOTIENT(SUM(-3;COLUMN());5))));2;1));-1);35));22;3;1;[.$B17]))" office:value-type="float" office:value="0.005">
            <text:p>0,005</text:p>
          </table:table-cell>
          <table:table-cell table:style-name="ce11" table:formula="of:=INDIRECT(ADDRESS(SUM([.$W17];PRODUCT(SUM([.D$4];-1);7);PRODUCT(SUM(INDIRECT(ADDRESS(3;SUM(3;PRODUCT(5;INT(QUOTIENT(SUM(-3;COLUMN());5))));2;1));-1);35));22;3;1;[.$B17]))" office:value-type="float" office:value="0.01">
            <text:p>0,01</text:p>
          </table:table-cell>
          <table:table-cell table:style-name="ce11" table:formula="of:=INDIRECT(ADDRESS(SUM([.$W17];PRODUCT(SUM([.E$4];-1);7);PRODUCT(SUM(INDIRECT(ADDRESS(3;SUM(3;PRODUCT(5;INT(QUOTIENT(SUM(-3;COLUMN());5))));2;1));-1);35));22;3;1;[.$B17]))" office:value-type="float" office:value="0.01">
            <text:p>0,01</text:p>
          </table:table-cell>
          <table:table-cell table:style-name="ce11" table:formula="of:=INDIRECT(ADDRESS(SUM([.$W17];PRODUCT(SUM([.F$4];-1);7);PRODUCT(SUM(INDIRECT(ADDRESS(3;SUM(3;PRODUCT(5;INT(QUOTIENT(SUM(-3;COLUMN());5))));2;1));-1);35));22;3;1;[.$B17]))" office:value-type="float" office:value="0.0405">
            <text:p>0,0405</text:p>
          </table:table-cell>
          <table:table-cell table:style-name="ce11" table:formula="of:=INDIRECT(ADDRESS(SUM([.$W17];PRODUCT(SUM([.G$4];-1);7);PRODUCT(SUM(INDIRECT(ADDRESS(3;SUM(3;PRODUCT(5;INT(QUOTIENT(SUM(-3;COLUMN());5))));2;1));-1);35));22;3;1;[.$B17]))" office:value-type="float" office:value="0.26">
            <text:p>0,26</text:p>
          </table:table-cell>
          <table:table-cell table:style-name="ce11" table:formula="of:=INDIRECT(ADDRESS(SUM([.$W17];PRODUCT(SUM([.H$4];-1);7);PRODUCT(SUM(INDIRECT(ADDRESS(3;SUM(3;PRODUCT(5;INT(QUOTIENT(SUM(-3;COLUMN());5))));2;1));-1);35));22;3;1;[.$B17]))" office:value-type="float" office:value="0.01">
            <text:p>0,01</text:p>
          </table:table-cell>
          <table:table-cell table:style-name="ce11" table:formula="of:=INDIRECT(ADDRESS(SUM([.$W17];PRODUCT(SUM([.I$4];-1);7);PRODUCT(SUM(INDIRECT(ADDRESS(3;SUM(3;PRODUCT(5;INT(QUOTIENT(SUM(-3;COLUMN());5))));2;1));-1);35));22;3;1;[.$B17]))" office:value-type="float" office:value="0.01">
            <text:p>0,01</text:p>
          </table:table-cell>
          <table:table-cell table:style-name="ce11" table:formula="of:=INDIRECT(ADDRESS(SUM([.$W17];PRODUCT(SUM([.J$4];-1);7);PRODUCT(SUM(INDIRECT(ADDRESS(3;SUM(3;PRODUCT(5;INT(QUOTIENT(SUM(-3;COLUMN());5))));2;1));-1);35));22;3;1;[.$B17]))" office:value-type="float" office:value="0.03">
            <text:p>0,03</text:p>
          </table:table-cell>
          <table:table-cell table:style-name="ce11" table:formula="of:=INDIRECT(ADDRESS(SUM([.$W17];PRODUCT(SUM([.K$4];-1);7);PRODUCT(SUM(INDIRECT(ADDRESS(3;SUM(3;PRODUCT(5;INT(QUOTIENT(SUM(-3;COLUMN());5))));2;1));-1);35));22;3;1;[.$B17]))" office:value-type="float" office:value="0.27">
            <text:p>0,27</text:p>
          </table:table-cell>
          <table:table-cell table:style-name="ce11" table:formula="of:=INDIRECT(ADDRESS(SUM([.$W17];PRODUCT(SUM([.L$4];-1);7);PRODUCT(SUM(INDIRECT(ADDRESS(3;SUM(3;PRODUCT(5;INT(QUOTIENT(SUM(-3;COLUMN());5))));2;1));-1);35));22;3;1;[.$B17]))" office:value-type="float" office:value="2.22">
            <text:p>2,22</text:p>
          </table:table-cell>
          <table:table-cell table:style-name="ce11" table:formula="of:=INDIRECT(ADDRESS(SUM([.$W17];PRODUCT(SUM([.M$4];-1);7);PRODUCT(SUM(INDIRECT(ADDRESS(3;SUM(3;PRODUCT(5;INT(QUOTIENT(SUM(-3;COLUMN());5))));2;1));-1);35));22;3;1;[.$B17]))" office:value-type="float" office:value="0.0315">
            <text:p>0,0315</text:p>
          </table:table-cell>
          <table:table-cell table:style-name="ce11" table:formula="of:=INDIRECT(ADDRESS(SUM([.$W17];PRODUCT(SUM([.N$4];-1);7);PRODUCT(SUM(INDIRECT(ADDRESS(3;SUM(3;PRODUCT(5;INT(QUOTIENT(SUM(-3;COLUMN());5))));2;1));-1);35));22;3;1;[.$B17]))" office:value-type="float" office:value="0.05">
            <text:p>0,05</text:p>
          </table:table-cell>
          <table:table-cell table:style-name="ce11" table:formula="of:=INDIRECT(ADDRESS(SUM([.$W17];PRODUCT(SUM([.O$4];-1);7);PRODUCT(SUM(INDIRECT(ADDRESS(3;SUM(3;PRODUCT(5;INT(QUOTIENT(SUM(-3;COLUMN());5))));2;1));-1);35));22;3;1;[.$B17]))" office:value-type="float" office:value="0.27">
            <text:p>0,27</text:p>
          </table:table-cell>
          <table:table-cell table:style-name="ce11" table:formula="of:=INDIRECT(ADDRESS(SUM([.$W17];PRODUCT(SUM([.P$4];-1);7);PRODUCT(SUM(INDIRECT(ADDRESS(3;SUM(3;PRODUCT(5;INT(QUOTIENT(SUM(-3;COLUMN());5))));2;1));-1);35));22;3;1;[.$B17]))" office:value-type="float" office:value="2.375">
            <text:p>2,375</text:p>
          </table:table-cell>
          <table:table-cell table:style-name="ce11" table:formula="of:=INDIRECT(ADDRESS(SUM([.$W17];PRODUCT(SUM([.Q$4];-1);7);PRODUCT(SUM(INDIRECT(ADDRESS(3;SUM(3;PRODUCT(5;INT(QUOTIENT(SUM(-3;COLUMN());5))));2;1));-1);35));22;3;1;[.$B17]))" office:value-type="float" office:value="22.7015789473684">
            <text:p>22,7015789474</text:p>
          </table:table-cell>
          <table:table-cell table:style-name="ce11" table:formula="of:=INDIRECT(ADDRESS(SUM([.$W17];PRODUCT(SUM([.R$4];-1);7);PRODUCT(SUM(INDIRECT(ADDRESS(3;SUM(3;PRODUCT(5;INT(QUOTIENT(SUM(-3;COLUMN());5))));2;1));-1);35));22;3;1;[.$B17]))" office:value-type="float" office:value="0">
            <text:p>#DIV/0 !</text:p>
          </table:table-cell>
          <table:table-cell table:style-name="ce11" table:formula="of:=INDIRECT(ADDRESS(SUM([.$W17];PRODUCT(SUM([.S$4];-1);7);PRODUCT(SUM(INDIRECT(ADDRESS(3;SUM(3;PRODUCT(5;INT(QUOTIENT(SUM(-3;COLUMN());5))));2;1));-1);35));22;3;1;[.$B17]))" office:value-type="float" office:value="0">
            <text:p>#DIV/0 !</text:p>
          </table:table-cell>
          <table:table-cell table:style-name="ce11" table:formula="of:=INDIRECT(ADDRESS(SUM([.$W17];PRODUCT(SUM([.T$4];-1);7);PRODUCT(SUM(INDIRECT(ADDRESS(3;SUM(3;PRODUCT(5;INT(QUOTIENT(SUM(-3;COLUMN());5))));2;1));-1);35));22;3;1;[.$B17]))" office:value-type="float" office:value="0">
            <text:p>#DIV/0 !</text:p>
          </table:table-cell>
          <table:table-cell table:style-name="ce11" table:formula="of:=INDIRECT(ADDRESS(SUM([.$W17];PRODUCT(SUM([.U$4];-1);7);PRODUCT(SUM(INDIRECT(ADDRESS(3;SUM(3;PRODUCT(5;INT(QUOTIENT(SUM(-3;COLUMN());5))));2;1));-1);35));22;3;1;[.$B17]))" office:value-type="float" office:value="0">
            <text:p>#DIV/0 !</text:p>
          </table:table-cell>
          <table:table-cell table:style-name="ce11" table:formula="of:=INDIRECT(ADDRESS(SUM([.$W17];PRODUCT(SUM([.V$4];-1);7);PRODUCT(SUM(INDIRECT(ADDRESS(3;SUM(3;PRODUCT(5;INT(QUOTIENT(SUM(-3;COLUMN());5))));2;1));-1);35));22;3;1;[.$B17]))" office:value-type="float" office:value="0">
            <text:p>#DIV/0 !</text:p>
          </table:table-cell>
          <table:table-cell office:value-type="float" office:value="7">
            <text:p>7</text:p>
          </table:table-cell>
          <table:table-cell table:number-columns-repeated="996"/>
        </table:table-row>
        <table:table-row table:style-name="ro4">
          <table:table-cell table:style-name="ce2" office:value-type="string" table:number-columns-spanned="1" table:number-rows-spanned="4">
            <text:p>Translated</text:p>
            <text:p><text:s/>with JITing</text:p>
          </table:table-cell>
          <table:table-cell table:style-name="ce3" office:value-type="string">
            <text:p>Recursive</text:p>
          </table:table-cell>
          <table:table-cell table:style-name="ce11" table:formula="of:=INDIRECT(ADDRESS(SUM([.$W18];PRODUCT(SUM([.C$4];-1);7);PRODUCT(SUM(INDIRECT(ADDRESS(3;SUM(3;PRODUCT(5;INT(QUOTIENT(SUM(-3;COLUMN());5))));2;1));-1);35));22;3;1;[.$B18]))" office:value-type="float" office:value="0.01">
            <text:p>0,01</text:p>
          </table:table-cell>
          <table:table-cell table:style-name="ce11" table:formula="of:=INDIRECT(ADDRESS(SUM([.$W18];PRODUCT(SUM([.D$4];-1);7);PRODUCT(SUM(INDIRECT(ADDRESS(3;SUM(3;PRODUCT(5;INT(QUOTIENT(SUM(-3;COLUMN());5))));2;1));-1);35));22;3;1;[.$B18]))" office:value-type="float" office:value="0.01">
            <text:p>0,01</text:p>
          </table:table-cell>
          <table:table-cell table:style-name="ce14" table:formula="of:=INDIRECT(ADDRESS(SUM([.$W18];PRODUCT(SUM([.E$4];-1);7);PRODUCT(SUM(INDIRECT(ADDRESS(3;SUM(3;PRODUCT(5;INT(QUOTIENT(SUM(-3;COLUMN());5))));2;1));-1);35));22;3;1;[.$B18]))" office:value-type="float" office:value="0.02">
            <text:p>0,02</text:p>
          </table:table-cell>
          <table:table-cell table:style-name="ce15" table:formula="of:=INDIRECT(ADDRESS(SUM([.$W18];PRODUCT(SUM([.F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5" table:formula="of:=INDIRECT(ADDRESS(SUM([.$W18];PRODUCT(SUM([.G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H$4];-1);7);PRODUCT(SUM(INDIRECT(ADDRESS(3;SUM(3;PRODUCT(5;INT(QUOTIENT(SUM(-3;COLUMN());5))));2;1));-1);35));22;3;1;[.$B18]))" office:value-type="float" office:value="0.01">
            <text:p>0,01</text:p>
          </table:table-cell>
          <table:table-cell table:style-name="ce11" table:formula="of:=INDIRECT(ADDRESS(SUM([.$W18];PRODUCT(SUM([.I$4];-1);7);PRODUCT(SUM(INDIRECT(ADDRESS(3;SUM(3;PRODUCT(5;INT(QUOTIENT(SUM(-3;COLUMN());5))));2;1));-1);35));22;3;1;[.$B18]))" office:value-type="float" office:value="0.015">
            <text:p>0,015</text:p>
          </table:table-cell>
          <table:table-cell table:style-name="ce14" table:formula="of:=INDIRECT(ADDRESS(SUM([.$W18];PRODUCT(SUM([.J$4];-1);7);PRODUCT(SUM(INDIRECT(ADDRESS(3;SUM(3;PRODUCT(5;INT(QUOTIENT(SUM(-3;COLUMN());5))));2;1));-1);35));22;3;1;[.$B18]))" office:value-type="float" office:value="0.07">
            <text:p>0,07</text:p>
          </table:table-cell>
          <table:table-cell table:style-name="ce15" table:formula="of:=INDIRECT(ADDRESS(SUM([.$W18];PRODUCT(SUM([.K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5" table:formula="of:=INDIRECT(ADDRESS(SUM([.$W18];PRODUCT(SUM([.L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M$4];-1);7);PRODUCT(SUM(INDIRECT(ADDRESS(3;SUM(3;PRODUCT(5;INT(QUOTIENT(SUM(-3;COLUMN());5))));2;1));-1);35));22;3;1;[.$B18]))" office:value-type="float" office:value="0.036">
            <text:p>0,036</text:p>
          </table:table-cell>
          <table:table-cell table:style-name="ce11" table:formula="of:=INDIRECT(ADDRESS(SUM([.$W18];PRODUCT(SUM([.N$4];-1);7);PRODUCT(SUM(INDIRECT(ADDRESS(3;SUM(3;PRODUCT(5;INT(QUOTIENT(SUM(-3;COLUMN());5))));2;1));-1);35));22;3;1;[.$B18]))" office:value-type="float" office:value="0.09">
            <text:p>0,09</text:p>
          </table:table-cell>
          <table:table-cell table:style-name="ce14" table:formula="of:=INDIRECT(ADDRESS(SUM([.$W18];PRODUCT(SUM([.O$4];-1);7);PRODUCT(SUM(INDIRECT(ADDRESS(3;SUM(3;PRODUCT(5;INT(QUOTIENT(SUM(-3;COLUMN());5))));2;1));-1);35));22;3;1;[.$B18]))" office:value-type="float" office:value="0.712">
            <text:p>0,712</text:p>
          </table:table-cell>
          <table:table-cell table:style-name="ce15" table:formula="of:=INDIRECT(ADDRESS(SUM([.$W18];PRODUCT(SUM([.P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5" table:formula="of:=INDIRECT(ADDRESS(SUM([.$W18];PRODUCT(SUM([.Q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R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S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T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U$4];-1);7);PRODUCT(SUM(INDIRECT(ADDRESS(3;SUM(3;PRODUCT(5;INT(QUOTIENT(SUM(-3;COLUMN());5))));2;1));-1);35));22;3;1;[.$B18]))" office:value-type="float" office:value="0">
            <text:p>#DIV/0 !</text:p>
          </table:table-cell>
          <table:table-cell table:style-name="ce11" table:formula="of:=INDIRECT(ADDRESS(SUM([.$W18];PRODUCT(SUM([.V$4];-1);7);PRODUCT(SUM(INDIRECT(ADDRESS(3;SUM(3;PRODUCT(5;INT(QUOTIENT(SUM(-3;COLUMN());5))));2;1));-1);35));22;3;1;[.$B18]))" office:value-type="float" office:value="0">
            <text:p>#DIV/0 !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CPS</text:p>
          </table:table-cell>
          <table:table-cell table:style-name="ce11" table:formula="of:=INDIRECT(ADDRESS(SUM([.$W19];PRODUCT(SUM([.C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D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E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F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G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H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I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J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K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L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M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N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O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P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Q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R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S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T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U$4];-1);7);PRODUCT(SUM(INDIRECT(ADDRESS(3;SUM(3;PRODUCT(5;INT(QUOTIENT(SUM(-3;COLUMN());5))));2;1));-1);35));22;3;1;[.$B19]))" office:value-type="float" office:value="0">
            <text:p>#DIV/0 !</text:p>
          </table:table-cell>
          <table:table-cell table:style-name="ce11" table:formula="of:=INDIRECT(ADDRESS(SUM([.$W19];PRODUCT(SUM([.V$4];-1);7);PRODUCT(SUM(INDIRECT(ADDRESS(3;SUM(3;PRODUCT(5;INT(QUOTIENT(SUM(-3;COLUMN());5))));2;1));-1);35));22;3;1;[.$B19]))" office:value-type="float" office:value="0">
            <text:p>#DIV/0 !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Trampoline</text:p>
          </table:table-cell>
          <table:table-cell table:style-name="ce11" table:formula="of:=INDIRECT(ADDRESS(SUM([.$W20];PRODUCT(SUM([.C$4];-1);7);PRODUCT(SUM(INDIRECT(ADDRESS(3;SUM(3;PRODUCT(5;INT(QUOTIENT(SUM(-3;COLUMN());5))));2;1));-1);35));22;3;1;[.$B20]))" office:value-type="float" office:value="0.01">
            <text:p>0,01</text:p>
          </table:table-cell>
          <table:table-cell table:style-name="ce11" table:formula="of:=INDIRECT(ADDRESS(SUM([.$W20];PRODUCT(SUM([.D$4];-1);7);PRODUCT(SUM(INDIRECT(ADDRESS(3;SUM(3;PRODUCT(5;INT(QUOTIENT(SUM(-3;COLUMN());5))));2;1));-1);35));22;3;1;[.$B20]))" office:value-type="float" office:value="0.01">
            <text:p>0,01</text:p>
          </table:table-cell>
          <table:table-cell table:style-name="ce11" table:formula="of:=INDIRECT(ADDRESS(SUM([.$W20];PRODUCT(SUM([.E$4];-1);7);PRODUCT(SUM(INDIRECT(ADDRESS(3;SUM(3;PRODUCT(5;INT(QUOTIENT(SUM(-3;COLUMN());5))));2;1));-1);35));22;3;1;[.$B20]))" office:value-type="float" office:value="0.01">
            <text:p>0,01</text:p>
          </table:table-cell>
          <table:table-cell table:style-name="ce14" table:formula="of:=INDIRECT(ADDRESS(SUM([.$W20];PRODUCT(SUM([.F$4];-1);7);PRODUCT(SUM(INDIRECT(ADDRESS(3;SUM(3;PRODUCT(5;INT(QUOTIENT(SUM(-3;COLUMN());5))));2;1));-1);35));22;3;1;[.$B20]))" office:value-type="float" office:value="0.0415">
            <text:p>0,0415</text:p>
          </table:table-cell>
          <table:table-cell table:style-name="ce14" table:formula="of:=INDIRECT(ADDRESS(SUM([.$W20];PRODUCT(SUM([.G$4];-1);7);PRODUCT(SUM(INDIRECT(ADDRESS(3;SUM(3;PRODUCT(5;INT(QUOTIENT(SUM(-3;COLUMN());5))));2;1));-1);35));22;3;1;[.$B20]))" office:value-type="float" office:value="0.09">
            <text:p>0,09</text:p>
          </table:table-cell>
          <table:table-cell table:style-name="ce11" table:formula="of:=INDIRECT(ADDRESS(SUM([.$W20];PRODUCT(SUM([.H$4];-1);7);PRODUCT(SUM(INDIRECT(ADDRESS(3;SUM(3;PRODUCT(5;INT(QUOTIENT(SUM(-3;COLUMN());5))));2;1));-1);35));22;3;1;[.$B20]))" office:value-type="float" office:value="0.01">
            <text:p>0,01</text:p>
          </table:table-cell>
          <table:table-cell table:style-name="ce11" table:formula="of:=INDIRECT(ADDRESS(SUM([.$W20];PRODUCT(SUM([.I$4];-1);7);PRODUCT(SUM(INDIRECT(ADDRESS(3;SUM(3;PRODUCT(5;INT(QUOTIENT(SUM(-3;COLUMN());5))));2;1));-1);35));22;3;1;[.$B20]))" office:value-type="float" office:value="0.01">
            <text:p>0,01</text:p>
          </table:table-cell>
          <table:table-cell table:style-name="ce11" table:formula="of:=INDIRECT(ADDRESS(SUM([.$W20];PRODUCT(SUM([.J$4];-1);7);PRODUCT(SUM(INDIRECT(ADDRESS(3;SUM(3;PRODUCT(5;INT(QUOTIENT(SUM(-3;COLUMN());5))));2;1));-1);35));22;3;1;[.$B20]))" office:value-type="float" office:value="0.04">
            <text:p>0,04</text:p>
          </table:table-cell>
          <table:table-cell table:style-name="ce11" table:formula="of:=INDIRECT(ADDRESS(SUM([.$W20];PRODUCT(SUM([.K$4];-1);7);PRODUCT(SUM(INDIRECT(ADDRESS(3;SUM(3;PRODUCT(5;INT(QUOTIENT(SUM(-3;COLUMN());5))));2;1));-1);35));22;3;1;[.$B20]))" office:value-type="float" office:value="0.581">
            <text:p>0,581</text:p>
          </table:table-cell>
          <table:table-cell table:style-name="ce11" table:formula="of:=INDIRECT(ADDRESS(SUM([.$W20];PRODUCT(SUM([.L$4];-1);7);PRODUCT(SUM(INDIRECT(ADDRESS(3;SUM(3;PRODUCT(5;INT(QUOTIENT(SUM(-3;COLUMN());5))));2;1));-1);35));22;3;1;[.$B20]))" office:value-type="float" office:value="5.106">
            <text:p>5,106</text:p>
          </table:table-cell>
          <table:table-cell table:style-name="ce11" table:formula="of:=INDIRECT(ADDRESS(SUM([.$W20];PRODUCT(SUM([.M$4];-1);7);PRODUCT(SUM(INDIRECT(ADDRESS(3;SUM(3;PRODUCT(5;INT(QUOTIENT(SUM(-3;COLUMN());5))));2;1));-1);35));22;3;1;[.$B20]))" office:value-type="float" office:value="0.0355">
            <text:p>0,0355</text:p>
          </table:table-cell>
          <table:table-cell table:style-name="ce11" table:formula="of:=INDIRECT(ADDRESS(SUM([.$W20];PRODUCT(SUM([.N$4];-1);7);PRODUCT(SUM(INDIRECT(ADDRESS(3;SUM(3;PRODUCT(5;INT(QUOTIENT(SUM(-3;COLUMN());5))));2;1));-1);35));22;3;1;[.$B20]))" office:value-type="float" office:value="0.06">
            <text:p>0,06</text:p>
          </table:table-cell>
          <table:table-cell table:style-name="ce11" table:formula="of:=INDIRECT(ADDRESS(SUM([.$W20];PRODUCT(SUM([.O$4];-1);7);PRODUCT(SUM(INDIRECT(ADDRESS(3;SUM(3;PRODUCT(5;INT(QUOTIENT(SUM(-3;COLUMN());5))));2;1));-1);35));22;3;1;[.$B20]))" office:value-type="float" office:value="0.35">
            <text:p>0,35</text:p>
          </table:table-cell>
          <table:table-cell table:style-name="ce11" table:formula="of:=INDIRECT(ADDRESS(SUM([.$W20];PRODUCT(SUM([.P$4];-1);7);PRODUCT(SUM(INDIRECT(ADDRESS(3;SUM(3;PRODUCT(5;INT(QUOTIENT(SUM(-3;COLUMN());5))));2;1));-1);35));22;3;1;[.$B20]))" office:value-type="float" office:value="3.33">
            <text:p>3,33</text:p>
          </table:table-cell>
          <table:table-cell table:style-name="ce11" table:formula="of:=INDIRECT(ADDRESS(SUM([.$W20];PRODUCT(SUM([.Q$4];-1);7);PRODUCT(SUM(INDIRECT(ADDRESS(3;SUM(3;PRODUCT(5;INT(QUOTIENT(SUM(-3;COLUMN());5))));2;1));-1);35));22;3;1;[.$B20]))" office:value-type="float" office:value="32.325">
            <text:p>32,325</text:p>
          </table:table-cell>
          <table:table-cell table:style-name="ce11" table:formula="of:=INDIRECT(ADDRESS(SUM([.$W20];PRODUCT(SUM([.R$4];-1);7);PRODUCT(SUM(INDIRECT(ADDRESS(3;SUM(3;PRODUCT(5;INT(QUOTIENT(SUM(-3;COLUMN());5))));2;1));-1);35));22;3;1;[.$B20]))" office:value-type="float" office:value="0">
            <text:p>#DIV/0 !</text:p>
          </table:table-cell>
          <table:table-cell table:style-name="ce11" table:formula="of:=INDIRECT(ADDRESS(SUM([.$W20];PRODUCT(SUM([.S$4];-1);7);PRODUCT(SUM(INDIRECT(ADDRESS(3;SUM(3;PRODUCT(5;INT(QUOTIENT(SUM(-3;COLUMN());5))));2;1));-1);35));22;3;1;[.$B20]))" office:value-type="float" office:value="0">
            <text:p>#DIV/0 !</text:p>
          </table:table-cell>
          <table:table-cell table:style-name="ce11" table:formula="of:=INDIRECT(ADDRESS(SUM([.$W20];PRODUCT(SUM([.T$4];-1);7);PRODUCT(SUM(INDIRECT(ADDRESS(3;SUM(3;PRODUCT(5;INT(QUOTIENT(SUM(-3;COLUMN());5))));2;1));-1);35));22;3;1;[.$B20]))" office:value-type="float" office:value="0">
            <text:p>#DIV/0 !</text:p>
          </table:table-cell>
          <table:table-cell table:style-name="ce11" table:formula="of:=INDIRECT(ADDRESS(SUM([.$W20];PRODUCT(SUM([.U$4];-1);7);PRODUCT(SUM(INDIRECT(ADDRESS(3;SUM(3;PRODUCT(5;INT(QUOTIENT(SUM(-3;COLUMN());5))));2;1));-1);35));22;3;1;[.$B20]))" office:value-type="float" office:value="0">
            <text:p>#DIV/0 !</text:p>
          </table:table-cell>
          <table:table-cell table:style-name="ce11" table:formula="of:=INDIRECT(ADDRESS(SUM([.$W20];PRODUCT(SUM([.V$4];-1);7);PRODUCT(SUM(INDIRECT(ADDRESS(3;SUM(3;PRODUCT(5;INT(QUOTIENT(SUM(-3;COLUMN());5))));2;1));-1);35));22;3;1;[.$B20]))" office:value-type="float" office:value="0">
            <text:p>#DIV/0 !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4">
          <table:covered-table-cell table:style-name="ce3"/>
          <table:table-cell table:style-name="ce3" office:value-type="string">
            <text:p>Iterative</text:p>
          </table:table-cell>
          <table:table-cell table:style-name="ce11" table:formula="of:=INDIRECT(ADDRESS(SUM([.$W21];PRODUCT(SUM([.C$4];-1);7);PRODUCT(SUM(INDIRECT(ADDRESS(3;SUM(3;PRODUCT(5;INT(QUOTIENT(SUM(-3;COLUMN());5))));2;1));-1);35));22;3;1;[.$B21]))" office:value-type="float" office:value="0.01">
            <text:p>0,01</text:p>
          </table:table-cell>
          <table:table-cell table:style-name="ce11" table:formula="of:=INDIRECT(ADDRESS(SUM([.$W21];PRODUCT(SUM([.D$4];-1);7);PRODUCT(SUM(INDIRECT(ADDRESS(3;SUM(3;PRODUCT(5;INT(QUOTIENT(SUM(-3;COLUMN());5))));2;1));-1);35));22;3;1;[.$B21]))" office:value-type="float" office:value="0.01">
            <text:p>0,01</text:p>
          </table:table-cell>
          <table:table-cell table:style-name="ce11" table:formula="of:=INDIRECT(ADDRESS(SUM([.$W21];PRODUCT(SUM([.E$4];-1);7);PRODUCT(SUM(INDIRECT(ADDRESS(3;SUM(3;PRODUCT(5;INT(QUOTIENT(SUM(-3;COLUMN());5))));2;1));-1);35));22;3;1;[.$B21]))" office:value-type="float" office:value="0.01">
            <text:p>0,01</text:p>
          </table:table-cell>
          <table:table-cell table:style-name="ce14" table:formula="of:=INDIRECT(ADDRESS(SUM([.$W21];PRODUCT(SUM([.F$4];-1);7);PRODUCT(SUM(INDIRECT(ADDRESS(3;SUM(3;PRODUCT(5;INT(QUOTIENT(SUM(-3;COLUMN());5))));2;1));-1);35));22;3;1;[.$B21]))" office:value-type="float" office:value="0.02">
            <text:p>0,02</text:p>
          </table:table-cell>
          <table:table-cell table:style-name="ce14" table:formula="of:=INDIRECT(ADDRESS(SUM([.$W21];PRODUCT(SUM([.G$4];-1);7);PRODUCT(SUM(INDIRECT(ADDRESS(3;SUM(3;PRODUCT(5;INT(QUOTIENT(SUM(-3;COLUMN());5))));2;1));-1);35));22;3;1;[.$B21]))" office:value-type="float" office:value="0.0315">
            <text:p>0,0315</text:p>
          </table:table-cell>
          <table:table-cell table:style-name="ce11" table:formula="of:=INDIRECT(ADDRESS(SUM([.$W21];PRODUCT(SUM([.H$4];-1);7);PRODUCT(SUM(INDIRECT(ADDRESS(3;SUM(3;PRODUCT(5;INT(QUOTIENT(SUM(-3;COLUMN());5))));2;1));-1);35));22;3;1;[.$B21]))" office:value-type="float" office:value="0.01">
            <text:p>0,01</text:p>
          </table:table-cell>
          <table:table-cell table:style-name="ce11" table:formula="of:=INDIRECT(ADDRESS(SUM([.$W21];PRODUCT(SUM([.I$4];-1);7);PRODUCT(SUM(INDIRECT(ADDRESS(3;SUM(3;PRODUCT(5;INT(QUOTIENT(SUM(-3;COLUMN());5))));2;1));-1);35));22;3;1;[.$B21]))" office:value-type="float" office:value="0.01">
            <text:p>0,01</text:p>
          </table:table-cell>
          <table:table-cell table:style-name="ce11" table:formula="of:=INDIRECT(ADDRESS(SUM([.$W21];PRODUCT(SUM([.J$4];-1);7);PRODUCT(SUM(INDIRECT(ADDRESS(3;SUM(3;PRODUCT(5;INT(QUOTIENT(SUM(-3;COLUMN());5))));2;1));-1);35));22;3;1;[.$B21]))" office:value-type="float" office:value="0.031">
            <text:p>0,031</text:p>
          </table:table-cell>
          <table:table-cell table:style-name="ce14" table:formula="of:=INDIRECT(ADDRESS(SUM([.$W21];PRODUCT(SUM([.K$4];-1);7);PRODUCT(SUM(INDIRECT(ADDRESS(3;SUM(3;PRODUCT(5;INT(QUOTIENT(SUM(-3;COLUMN());5))));2;1));-1);35));22;3;1;[.$B21]))" office:value-type="float" office:value="0.13">
            <text:p>0,13</text:p>
          </table:table-cell>
          <table:table-cell table:style-name="ce14" table:formula="of:=INDIRECT(ADDRESS(SUM([.$W21];PRODUCT(SUM([.L$4];-1);7);PRODUCT(SUM(INDIRECT(ADDRESS(3;SUM(3;PRODUCT(5;INT(QUOTIENT(SUM(-3;COLUMN());5))));2;1));-1);35));22;3;1;[.$B21]))" office:value-type="float" office:value="0.1205">
            <text:p>0,1205</text:p>
          </table:table-cell>
          <table:table-cell table:style-name="ce11" table:formula="of:=INDIRECT(ADDRESS(SUM([.$W21];PRODUCT(SUM([.M$4];-1);7);PRODUCT(SUM(INDIRECT(ADDRESS(3;SUM(3;PRODUCT(5;INT(QUOTIENT(SUM(-3;COLUMN());5))));2;1));-1);35));22;3;1;[.$B21]))" office:value-type="float" office:value="0.036">
            <text:p>0,036</text:p>
          </table:table-cell>
          <table:table-cell table:style-name="ce11" table:formula="of:=INDIRECT(ADDRESS(SUM([.$W21];PRODUCT(SUM([.N$4];-1);7);PRODUCT(SUM(INDIRECT(ADDRESS(3;SUM(3;PRODUCT(5;INT(QUOTIENT(SUM(-3;COLUMN());5))));2;1));-1);35));22;3;1;[.$B21]))" office:value-type="float" office:value="0.05">
            <text:p>0,05</text:p>
          </table:table-cell>
          <table:table-cell table:style-name="ce11" table:formula="of:=INDIRECT(ADDRESS(SUM([.$W21];PRODUCT(SUM([.O$4];-1);7);PRODUCT(SUM(INDIRECT(ADDRESS(3;SUM(3;PRODUCT(5;INT(QUOTIENT(SUM(-3;COLUMN());5))));2;1));-1);35));22;3;1;[.$B21]))" office:value-type="float" office:value="0.28">
            <text:p>0,28</text:p>
          </table:table-cell>
          <table:table-cell table:style-name="ce11" table:formula="of:=INDIRECT(ADDRESS(SUM([.$W21];PRODUCT(SUM([.P$4];-1);7);PRODUCT(SUM(INDIRECT(ADDRESS(3;SUM(3;PRODUCT(5;INT(QUOTIENT(SUM(-3;COLUMN());5))));2;1));-1);35));22;3;1;[.$B21]))" office:value-type="float" office:value="5.98">
            <text:p>5,98</text:p>
          </table:table-cell>
          <table:table-cell table:style-name="ce11" table:formula="of:=INDIRECT(ADDRESS(SUM([.$W21];PRODUCT(SUM([.Q$4];-1);7);PRODUCT(SUM(INDIRECT(ADDRESS(3;SUM(3;PRODUCT(5;INT(QUOTIENT(SUM(-3;COLUMN());5))));2;1));-1);35));22;3;1;[.$B21]))" office:value-type="float" office:value="60.303">
            <text:p>60,303</text:p>
          </table:table-cell>
          <table:table-cell table:style-name="ce11" table:formula="of:=INDIRECT(ADDRESS(SUM([.$W21];PRODUCT(SUM([.R$4];-1);7);PRODUCT(SUM(INDIRECT(ADDRESS(3;SUM(3;PRODUCT(5;INT(QUOTIENT(SUM(-3;COLUMN());5))));2;1));-1);35));22;3;1;[.$B21]))" office:value-type="float" office:value="0">
            <text:p>#DIV/0 !</text:p>
          </table:table-cell>
          <table:table-cell table:style-name="ce11" table:formula="of:=INDIRECT(ADDRESS(SUM([.$W21];PRODUCT(SUM([.S$4];-1);7);PRODUCT(SUM(INDIRECT(ADDRESS(3;SUM(3;PRODUCT(5;INT(QUOTIENT(SUM(-3;COLUMN());5))));2;1));-1);35));22;3;1;[.$B21]))" office:value-type="float" office:value="0">
            <text:p>#DIV/0 !</text:p>
          </table:table-cell>
          <table:table-cell table:style-name="ce11" table:formula="of:=INDIRECT(ADDRESS(SUM([.$W21];PRODUCT(SUM([.T$4];-1);7);PRODUCT(SUM(INDIRECT(ADDRESS(3;SUM(3;PRODUCT(5;INT(QUOTIENT(SUM(-3;COLUMN());5))));2;1));-1);35));22;3;1;[.$B21]))" office:value-type="float" office:value="0">
            <text:p>#DIV/0 !</text:p>
          </table:table-cell>
          <table:table-cell table:style-name="ce11" table:formula="of:=INDIRECT(ADDRESS(SUM([.$W21];PRODUCT(SUM([.U$4];-1);7);PRODUCT(SUM(INDIRECT(ADDRESS(3;SUM(3;PRODUCT(5;INT(QUOTIENT(SUM(-3;COLUMN());5))));2;1));-1);35));22;3;1;[.$B21]))" office:value-type="float" office:value="0">
            <text:p>#DIV/0 !</text:p>
          </table:table-cell>
          <table:table-cell table:style-name="ce11" table:formula="of:=INDIRECT(ADDRESS(SUM([.$W21];PRODUCT(SUM([.V$4];-1);7);PRODUCT(SUM(INDIRECT(ADDRESS(3;SUM(3;PRODUCT(5;INT(QUOTIENT(SUM(-3;COLUMN());5))));2;1));-1);35));22;3;1;[.$B21]))" office:value-type="float" office:value="0">
            <text:p>#DIV/0 !</text:p>
          </table:table-cell>
          <table:table-cell office:value-type="float" office:value="8">
            <text:p>8</text:p>
          </table:table-cell>
          <table:table-cell table:number-columns-repeated="99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3" office:value-type="string">
            <text:p>TrampolineNT</text:p>
          </table:table-cell>
          <table:table-cell table:style-name="ce11" table:formula="of:=INDIRECT(ADDRESS(SUM([.$W23];PRODUCT(SUM([.C$4];-1);4);PRODUCT(SUM(INDIRECT(ADDRESS(3;SUM(3;PRODUCT(5;INT(QUOTIENT(SUM(-3;COLUMN());5))));2;1));-1);20));22;3;1;[.$B23]))" office:value-type="float" office:value="0.01">
            <text:p>0,01</text:p>
          </table:table-cell>
          <table:table-cell table:style-name="ce11" table:formula="of:=INDIRECT(ADDRESS(SUM([.$W23];PRODUCT(SUM([.D$4];-1);4);PRODUCT(SUM(INDIRECT(ADDRESS(3;SUM(3;PRODUCT(5;INT(QUOTIENT(SUM(-3;COLUMN());5))));2;1));-1);20));22;3;1;[.$B23]))" office:value-type="float" office:value="0.01">
            <text:p>0,01</text:p>
          </table:table-cell>
          <table:table-cell table:style-name="ce11" table:formula="of:=INDIRECT(ADDRESS(SUM([.$W23];PRODUCT(SUM([.E$4];-1);4);PRODUCT(SUM(INDIRECT(ADDRESS(3;SUM(3;PRODUCT(5;INT(QUOTIENT(SUM(-3;COLUMN());5))));2;1));-1);20));22;3;1;[.$B23]))" office:value-type="float" office:value="0.01">
            <text:p>0,01</text:p>
          </table:table-cell>
          <table:table-cell table:style-name="ce11" table:formula="of:=INDIRECT(ADDRESS(SUM([.$W23];PRODUCT(SUM([.F$4];-1);4);PRODUCT(SUM(INDIRECT(ADDRESS(3;SUM(3;PRODUCT(5;INT(QUOTIENT(SUM(-3;COLUMN());5))));2;1));-1);20));22;3;1;[.$B23]))" office:value-type="float" office:value="0.09">
            <text:p>0,09</text:p>
          </table:table-cell>
          <table:table-cell table:style-name="ce11" table:formula="of:=INDIRECT(ADDRESS(SUM([.$W23];PRODUCT(SUM([.G$4];-1);4);PRODUCT(SUM(INDIRECT(ADDRESS(3;SUM(3;PRODUCT(5;INT(QUOTIENT(SUM(-3;COLUMN());5))));2;1));-1);20));22;3;1;[.$B23]))" office:value-type="float" office:value="0.643">
            <text:p>0,643</text:p>
          </table:table-cell>
          <table:table-cell table:style-name="ce11" table:formula="of:=INDIRECT(ADDRESS(SUM([.$W23];PRODUCT(SUM([.H$4];-1);4);PRODUCT(SUM(INDIRECT(ADDRESS(3;SUM(3;PRODUCT(5;INT(QUOTIENT(SUM(-3;COLUMN());5))));2;1));-1);20));22;3;1;[.$B23]))" office:value-type="float" office:value="0.01">
            <text:p>0,01</text:p>
          </table:table-cell>
          <table:table-cell table:style-name="ce11" table:formula="of:=INDIRECT(ADDRESS(SUM([.$W23];PRODUCT(SUM([.I$4];-1);4);PRODUCT(SUM(INDIRECT(ADDRESS(3;SUM(3;PRODUCT(5;INT(QUOTIENT(SUM(-3;COLUMN());5))));2;1));-1);20));22;3;1;[.$B23]))" office:value-type="float" office:value="0.01">
            <text:p>0,01</text:p>
          </table:table-cell>
          <table:table-cell table:style-name="ce11" table:formula="of:=INDIRECT(ADDRESS(SUM([.$W23];PRODUCT(SUM([.J$4];-1);4);PRODUCT(SUM(INDIRECT(ADDRESS(3;SUM(3;PRODUCT(5;INT(QUOTIENT(SUM(-3;COLUMN());5))));2;1));-1);20));22;3;1;[.$B23]))" office:value-type="float" office:value="0.04">
            <text:p>0,04</text:p>
          </table:table-cell>
          <table:table-cell table:style-name="ce11" table:formula="of:=INDIRECT(ADDRESS(SUM([.$W23];PRODUCT(SUM([.K$4];-1);4);PRODUCT(SUM(INDIRECT(ADDRESS(3;SUM(3;PRODUCT(5;INT(QUOTIENT(SUM(-3;COLUMN());5))));2;1));-1);20));22;3;1;[.$B23]))" office:value-type="float" office:value="0.4">
            <text:p>0,4</text:p>
          </table:table-cell>
          <table:table-cell table:style-name="ce11" table:formula="of:=INDIRECT(ADDRESS(SUM([.$W23];PRODUCT(SUM([.L$4];-1);4);PRODUCT(SUM(INDIRECT(ADDRESS(3;SUM(3;PRODUCT(5;INT(QUOTIENT(SUM(-3;COLUMN());5))));2;1));-1);20));22;3;1;[.$B23]))" office:value-type="float" office:value="3.34">
            <text:p>3,34</text:p>
          </table:table-cell>
          <table:table-cell table:style-name="ce11" table:formula="of:=INDIRECT(ADDRESS(SUM([.$W23];PRODUCT(SUM([.M$4];-1);4);PRODUCT(SUM(INDIRECT(ADDRESS(3;SUM(3;PRODUCT(5;INT(QUOTIENT(SUM(-3;COLUMN());5))));2;1));-1);20));22;3;1;[.$B23]))" office:value-type="float" office:value="0.035">
            <text:p>0,035</text:p>
          </table:table-cell>
          <table:table-cell table:style-name="ce11" table:formula="of:=INDIRECT(ADDRESS(SUM([.$W23];PRODUCT(SUM([.N$4];-1);4);PRODUCT(SUM(INDIRECT(ADDRESS(3;SUM(3;PRODUCT(5;INT(QUOTIENT(SUM(-3;COLUMN());5))));2;1));-1);20));22;3;1;[.$B23]))" office:value-type="float" office:value="0.06">
            <text:p>0,06</text:p>
          </table:table-cell>
          <table:table-cell table:style-name="ce11" table:formula="of:=INDIRECT(ADDRESS(SUM([.$W23];PRODUCT(SUM([.O$4];-1);4);PRODUCT(SUM(INDIRECT(ADDRESS(3;SUM(3;PRODUCT(5;INT(QUOTIENT(SUM(-3;COLUMN());5))));2;1));-1);20));22;3;1;[.$B23]))" office:value-type="float" office:value="0.35">
            <text:p>0,35</text:p>
          </table:table-cell>
          <table:table-cell table:style-name="ce11" table:formula="of:=INDIRECT(ADDRESS(SUM([.$W23];PRODUCT(SUM([.P$4];-1);4);PRODUCT(SUM(INDIRECT(ADDRESS(3;SUM(3;PRODUCT(5;INT(QUOTIENT(SUM(-3;COLUMN());5))));2;1));-1);20));22;3;1;[.$B23]))" office:value-type="float" office:value="3.152">
            <text:p>3,152</text:p>
          </table:table-cell>
          <table:table-cell table:style-name="ce11" table:formula="of:=INDIRECT(ADDRESS(SUM([.$W23];PRODUCT(SUM([.Q$4];-1);4);PRODUCT(SUM(INDIRECT(ADDRESS(3;SUM(3;PRODUCT(5;INT(QUOTIENT(SUM(-3;COLUMN());5))));2;1));-1);20));22;3;1;[.$B23]))" office:value-type="float" office:value="30.3495">
            <text:p>30,3495</text:p>
          </table:table-cell>
          <table:table-cell table:style-name="ce11" table:formula="of:=INDIRECT(ADDRESS(SUM([.$W23];PRODUCT(SUM([.R$4];-1);4);PRODUCT(SUM(INDIRECT(ADDRESS(3;SUM(3;PRODUCT(5;INT(QUOTIENT(SUM(-3;COLUMN());5))));2;1));-1);20));22;3;1;[.$B23]))" office:value-type="float" office:value="0">
            <text:p>#DIV/0 !</text:p>
          </table:table-cell>
          <table:table-cell table:style-name="ce11" table:formula="of:=INDIRECT(ADDRESS(SUM([.$W23];PRODUCT(SUM([.S$4];-1);4);PRODUCT(SUM(INDIRECT(ADDRESS(3;SUM(3;PRODUCT(5;INT(QUOTIENT(SUM(-3;COLUMN());5))));2;1));-1);20));22;3;1;[.$B23]))" office:value-type="float" office:value="0">
            <text:p>#DIV/0 !</text:p>
          </table:table-cell>
          <table:table-cell table:style-name="ce11" table:formula="of:=INDIRECT(ADDRESS(SUM([.$W23];PRODUCT(SUM([.T$4];-1);4);PRODUCT(SUM(INDIRECT(ADDRESS(3;SUM(3;PRODUCT(5;INT(QUOTIENT(SUM(-3;COLUMN());5))));2;1));-1);20));22;3;1;[.$B23]))" office:value-type="float" office:value="0">
            <text:p>#DIV/0 !</text:p>
          </table:table-cell>
          <table:table-cell table:style-name="ce11" table:formula="of:=INDIRECT(ADDRESS(SUM([.$W23];PRODUCT(SUM([.U$4];-1);4);PRODUCT(SUM(INDIRECT(ADDRESS(3;SUM(3;PRODUCT(5;INT(QUOTIENT(SUM(-3;COLUMN());5))));2;1));-1);20));22;3;1;[.$B23]))" office:value-type="float" office:value="0">
            <text:p>#DIV/0 !</text:p>
          </table:table-cell>
          <table:table-cell table:style-name="ce11" table:formula="of:=INDIRECT(ADDRESS(SUM([.$W23];PRODUCT(SUM([.V$4];-1);4);PRODUCT(SUM(INDIRECT(ADDRESS(3;SUM(3;PRODUCT(5;INT(QUOTIENT(SUM(-3;COLUMN());5))));2;1));-1);20));22;3;1;[.$B23]))" office:value-type="float" office:value="0">
            <text:p>#DIV/0 !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string">
            <text:p>IterativeWithMap</text:p>
          </table:table-cell>
          <table:table-cell table:style-name="ce11" table:formula="of:=INDIRECT(ADDRESS(SUM([.$W24];PRODUCT(SUM([.C$4];-1);4);PRODUCT(SUM(INDIRECT(ADDRESS(3;SUM(3;PRODUCT(5;INT(QUOTIENT(SUM(-3;COLUMN());5))));2;1));-1);20));22;3;1;[.$B24]))" office:value-type="float" office:value="0.01">
            <text:p>0,01</text:p>
          </table:table-cell>
          <table:table-cell table:style-name="ce11" table:formula="of:=INDIRECT(ADDRESS(SUM([.$W24];PRODUCT(SUM([.D$4];-1);4);PRODUCT(SUM(INDIRECT(ADDRESS(3;SUM(3;PRODUCT(5;INT(QUOTIENT(SUM(-3;COLUMN());5))));2;1));-1);20));22;3;1;[.$B24]))" office:value-type="float" office:value="0.01">
            <text:p>0,01</text:p>
          </table:table-cell>
          <table:table-cell table:style-name="ce11" table:formula="of:=INDIRECT(ADDRESS(SUM([.$W24];PRODUCT(SUM([.E$4];-1);4);PRODUCT(SUM(INDIRECT(ADDRESS(3;SUM(3;PRODUCT(5;INT(QUOTIENT(SUM(-3;COLUMN());5))));2;1));-1);20));22;3;1;[.$B24]))" office:value-type="float" office:value="0.01">
            <text:p>0,01</text:p>
          </table:table-cell>
          <table:table-cell table:style-name="ce14" table:formula="of:=INDIRECT(ADDRESS(SUM([.$W24];PRODUCT(SUM([.F$4];-1);4);PRODUCT(SUM(INDIRECT(ADDRESS(3;SUM(3;PRODUCT(5;INT(QUOTIENT(SUM(-3;COLUMN());5))));2;1));-1);20));22;3;1;[.$B24]))" office:value-type="float" office:value="0.02">
            <text:p>0,02</text:p>
          </table:table-cell>
          <table:table-cell table:style-name="ce14" table:formula="of:=INDIRECT(ADDRESS(SUM([.$W24];PRODUCT(SUM([.G$4];-1);4);PRODUCT(SUM(INDIRECT(ADDRESS(3;SUM(3;PRODUCT(5;INT(QUOTIENT(SUM(-3;COLUMN());5))));2;1));-1);20));22;3;1;[.$B24]))" office:value-type="float" office:value="0.0305">
            <text:p>0,0305</text:p>
          </table:table-cell>
          <table:table-cell table:style-name="ce11" table:formula="of:=INDIRECT(ADDRESS(SUM([.$W24];PRODUCT(SUM([.H$4];-1);4);PRODUCT(SUM(INDIRECT(ADDRESS(3;SUM(3;PRODUCT(5;INT(QUOTIENT(SUM(-3;COLUMN());5))));2;1));-1);20));22;3;1;[.$B24]))" office:value-type="float" office:value="0.01">
            <text:p>0,01</text:p>
          </table:table-cell>
          <table:table-cell table:style-name="ce11" table:formula="of:=INDIRECT(ADDRESS(SUM([.$W24];PRODUCT(SUM([.I$4];-1);4);PRODUCT(SUM(INDIRECT(ADDRESS(3;SUM(3;PRODUCT(5;INT(QUOTIENT(SUM(-3;COLUMN());5))));2;1));-1);20));22;3;1;[.$B24]))" office:value-type="float" office:value="0.01">
            <text:p>0,01</text:p>
          </table:table-cell>
          <table:table-cell table:style-name="ce11" table:formula="of:=INDIRECT(ADDRESS(SUM([.$W24];PRODUCT(SUM([.J$4];-1);4);PRODUCT(SUM(INDIRECT(ADDRESS(3;SUM(3;PRODUCT(5;INT(QUOTIENT(SUM(-3;COLUMN());5))));2;1));-1);20));22;3;1;[.$B24]))" office:value-type="float" office:value="0.0305">
            <text:p>0,0305</text:p>
          </table:table-cell>
          <table:table-cell table:style-name="ce14" table:formula="of:=INDIRECT(ADDRESS(SUM([.$W24];PRODUCT(SUM([.K$4];-1);4);PRODUCT(SUM(INDIRECT(ADDRESS(3;SUM(3;PRODUCT(5;INT(QUOTIENT(SUM(-3;COLUMN());5))));2;1));-1);20));22;3;1;[.$B24]))" office:value-type="float" office:value="0.13">
            <text:p>0,13</text:p>
          </table:table-cell>
          <table:table-cell table:style-name="ce14" table:formula="of:=INDIRECT(ADDRESS(SUM([.$W24];PRODUCT(SUM([.L$4];-1);4);PRODUCT(SUM(INDIRECT(ADDRESS(3;SUM(3;PRODUCT(5;INT(QUOTIENT(SUM(-3;COLUMN());5))));2;1));-1);20));22;3;1;[.$B24]))" office:value-type="float" office:value="0.12">
            <text:p>0,12</text:p>
          </table:table-cell>
          <table:table-cell table:style-name="ce11" table:formula="of:=INDIRECT(ADDRESS(SUM([.$W24];PRODUCT(SUM([.M$4];-1);4);PRODUCT(SUM(INDIRECT(ADDRESS(3;SUM(3;PRODUCT(5;INT(QUOTIENT(SUM(-3;COLUMN());5))));2;1));-1);20));22;3;1;[.$B24]))" office:value-type="float" office:value="0.037">
            <text:p>0,037</text:p>
          </table:table-cell>
          <table:table-cell table:style-name="ce11" table:formula="of:=INDIRECT(ADDRESS(SUM([.$W24];PRODUCT(SUM([.N$4];-1);4);PRODUCT(SUM(INDIRECT(ADDRESS(3;SUM(3;PRODUCT(5;INT(QUOTIENT(SUM(-3;COLUMN());5))));2;1));-1);20));22;3;1;[.$B24]))" office:value-type="float" office:value="0.05">
            <text:p>0,05</text:p>
          </table:table-cell>
          <table:table-cell table:style-name="ce11" table:formula="of:=INDIRECT(ADDRESS(SUM([.$W24];PRODUCT(SUM([.O$4];-1);4);PRODUCT(SUM(INDIRECT(ADDRESS(3;SUM(3;PRODUCT(5;INT(QUOTIENT(SUM(-3;COLUMN());5))));2;1));-1);20));22;3;1;[.$B24]))" office:value-type="float" office:value="0.28">
            <text:p>0,28</text:p>
          </table:table-cell>
          <table:table-cell table:style-name="ce11" table:formula="of:=INDIRECT(ADDRESS(SUM([.$W24];PRODUCT(SUM([.P$4];-1);4);PRODUCT(SUM(INDIRECT(ADDRESS(3;SUM(3;PRODUCT(5;INT(QUOTIENT(SUM(-3;COLUMN());5))));2;1));-1);20));22;3;1;[.$B24]))" office:value-type="float" office:value="5.96">
            <text:p>5,96</text:p>
          </table:table-cell>
          <table:table-cell table:style-name="ce11" table:formula="of:=INDIRECT(ADDRESS(SUM([.$W24];PRODUCT(SUM([.Q$4];-1);4);PRODUCT(SUM(INDIRECT(ADDRESS(3;SUM(3;PRODUCT(5;INT(QUOTIENT(SUM(-3;COLUMN());5))));2;1));-1);20));22;3;1;[.$B24]))" office:value-type="float" office:value="59.951">
            <text:p>59,951</text:p>
          </table:table-cell>
          <table:table-cell table:style-name="ce11" table:formula="of:=INDIRECT(ADDRESS(SUM([.$W24];PRODUCT(SUM([.R$4];-1);4);PRODUCT(SUM(INDIRECT(ADDRESS(3;SUM(3;PRODUCT(5;INT(QUOTIENT(SUM(-3;COLUMN());5))));2;1));-1);20));22;3;1;[.$B24]))" office:value-type="float" office:value="0">
            <text:p>#DIV/0 !</text:p>
          </table:table-cell>
          <table:table-cell table:style-name="ce11" table:formula="of:=INDIRECT(ADDRESS(SUM([.$W24];PRODUCT(SUM([.S$4];-1);4);PRODUCT(SUM(INDIRECT(ADDRESS(3;SUM(3;PRODUCT(5;INT(QUOTIENT(SUM(-3;COLUMN());5))));2;1));-1);20));22;3;1;[.$B24]))" office:value-type="float" office:value="0">
            <text:p>#DIV/0 !</text:p>
          </table:table-cell>
          <table:table-cell table:style-name="ce11" table:formula="of:=INDIRECT(ADDRESS(SUM([.$W24];PRODUCT(SUM([.T$4];-1);4);PRODUCT(SUM(INDIRECT(ADDRESS(3;SUM(3;PRODUCT(5;INT(QUOTIENT(SUM(-3;COLUMN());5))));2;1));-1);20));22;3;1;[.$B24]))" office:value-type="float" office:value="0">
            <text:p>#DIV/0 !</text:p>
          </table:table-cell>
          <table:table-cell table:style-name="ce11" table:formula="of:=INDIRECT(ADDRESS(SUM([.$W24];PRODUCT(SUM([.U$4];-1);4);PRODUCT(SUM(INDIRECT(ADDRESS(3;SUM(3;PRODUCT(5;INT(QUOTIENT(SUM(-3;COLUMN());5))));2;1));-1);20));22;3;1;[.$B24]))" office:value-type="float" office:value="0">
            <text:p>#DIV/0 !</text:p>
          </table:table-cell>
          <table:table-cell table:style-name="ce11" table:formula="of:=INDIRECT(ADDRESS(SUM([.$W24];PRODUCT(SUM([.V$4];-1);4);PRODUCT(SUM(INDIRECT(ADDRESS(3;SUM(3;PRODUCT(5;INT(QUOTIENT(SUM(-3;COLUMN());5))));2;1));-1);20));22;3;1;[.$B24]))" office:value-type="float" office:value="0">
            <text:p>#DIV/0 !</text:p>
          </table:table-cell>
          <table:table-cell office:value-type="float" office:value="5">
            <text:p>5</text:p>
          </table:table-cell>
          <table:table-cell table:number-columns-repeated="996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6" office:value-type="string">
            <text:p>Stack Overflow</text:p>
          </table:table-cell>
          <table:table-cell table:style-name="ce12"/>
          <table:table-cell table:number-columns-repeated="1016"/>
        </table:table-row>
        <table:table-row table:style-name="ro1">
          <table:table-cell/>
          <table:table-cell table:style-name="ce7" office:value-type="string">
            <text:p>Trace Produced</text:p>
          </table:table-cell>
          <table:table-cell table:number-columns-repeated="1017"/>
        </table:table-row>
        <table:table-row table:style-name="ro1">
          <table:table-cell/>
          <table:table-cell table:style-name="ce8" office:value-type="string">
            <text:p>Both of the above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Iterative" table:style-name="ta1">
        <office:forms form:automatic-focus="false" form:apply-design-mode="false"/>
        <table:table-column table:style-name="co4" table:default-cell-style-name="ce16"/>
        <table:table-column table:style-name="co3" table:number-columns-repeated="20" table:default-cell-style-name="ce16"/>
        <table:table-column table:style-name="co4" table:default-cell-style-name="ce18"/>
        <table:table-row table:style-name="ro5">
          <table:table-cell table:style-name="Default"/>
          <table:table-cell table:style-name="ce1" office:value-type="string" table:number-columns-spanned="10" table:number-rows-spanned="1">
            <text:p>Results of benchmark for Iterative version</text:p>
          </table:table-cell>
          <table:covered-table-cell table:style-name="Default"/>
          <table:covered-table-cell table:style-name="ce1"/>
          <table:covered-table-cell table:number-columns-repeated="7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1">
            <text:p>1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:.U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:.U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3"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formula="of:=AVERAGE([.B7:.U7])" office:value-type="float" office:value="0.005">
            <text:p>0,00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8:.U8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2">
            <text:p>1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:.U1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:.U1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14:.U14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15:.U15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3">
            <text:p>1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9:.U1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0:.U2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21:.U21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22:.U22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4">
            <text:p>1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26:.U2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7:.U2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" office:value-type="float" office:value="0.04">
            <text:p>0,04</text:p>
          </table:table-cell>
          <table:table-cell office:value-type="float" office:value="0.05">
            <text:p>0,05</text:p>
          </table:table-cell>
          <table:table-cell table:number-columns-repeated="17" office:value-type="float" office:value="0.04">
            <text:p>0,04</text:p>
          </table:table-cell>
          <table:table-cell table:formula="of:=AVERAGE([.B28:.U28])" office:value-type="float" office:value="0.0405">
            <text:p>0,040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2">
            <text:p>0,02</text:p>
          </table:table-cell>
          <table:table-cell table:formula="of:=AVERAGE([.B29:.U29])" office:value-type="float" office:value="0.02">
            <text:p>0,02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5">
            <text:p>1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33:.U3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34:.U3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26">
            <text:p>0,26</text:p>
          </table:table-cell>
          <table:table-cell table:formula="of:=AVERAGE([.B35:.U35])" office:value-type="float" office:value="0.26">
            <text:p>0,26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04">
            <text:p>0,04</text:p>
          </table:table-cell>
          <table:table-cell table:number-columns-repeated="6" office:value-type="float" office:value="0.03">
            <text:p>0,03</text:p>
          </table:table-cell>
          <table:table-cell office:value-type="float" office:value="0.04">
            <text:p>0,04</text:p>
          </table:table-cell>
          <table:table-cell table:number-columns-repeated="3" office:value-type="float" office:value="0.03">
            <text:p>0,03</text:p>
          </table:table-cell>
          <table:table-cell office:value-type="float" office:value="0.04">
            <text:p>0,04</text:p>
          </table:table-cell>
          <table:table-cell table:number-columns-repeated="8" office:value-type="float" office:value="0.03">
            <text:p>0,03</text:p>
          </table:table-cell>
          <table:table-cell table:formula="of:=AVERAGE([.B36:.U36])" office:value-type="float" office:value="0.0315">
            <text:p>0,031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1">
            <text:p>2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0:.U4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1:.U4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2:.U42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43:.U43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2">
            <text:p>2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7:.U4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8:.U4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9:.U49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50:.U50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3">
            <text:p>2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4:.U5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55:.U5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3">
            <text:p>0,03</text:p>
          </table:table-cell>
          <table:table-cell table:formula="of:=AVERAGE([.B56:.U56])" office:value-type="float" office:value="0.03">
            <text:p>0,03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" office:value-type="float" office:value="0.03">
            <text:p>0,03</text:p>
          </table:table-cell>
          <table:table-cell office:value-type="float" office:value="0.04">
            <text:p>0,04</text:p>
          </table:table-cell>
          <table:table-cell table:number-columns-repeated="4" office:value-type="float" office:value="0.03">
            <text:p>0,03</text:p>
          </table:table-cell>
          <table:table-cell office:value-type="float" office:value="0.04">
            <text:p>0,04</text:p>
          </table:table-cell>
          <table:table-cell table:number-columns-repeated="12" office:value-type="float" office:value="0.03">
            <text:p>0,03</text:p>
          </table:table-cell>
          <table:table-cell table:formula="of:=AVERAGE([.B57:.U57])" office:value-type="float" office:value="0.031">
            <text:p>0,03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4">
            <text:p>2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1:.U6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2:.U6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27">
            <text:p>0,27</text:p>
          </table:table-cell>
          <table:table-cell table:formula="of:=AVERAGE([.B63:.U63])" office:value-type="float" office:value="0.27">
            <text:p>0,27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13">
            <text:p>0,13</text:p>
          </table:table-cell>
          <table:table-cell table:formula="of:=AVERAGE([.B64:.U64])" office:value-type="float" office:value="0.13">
            <text:p>0,13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5">
            <text:p>2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8:.U6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9:.U6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2.22">
            <text:p>2,22</text:p>
          </table:table-cell>
          <table:table-cell table:formula="of:=AVERAGE([.B70:.U70])" office:value-type="float" office:value="2.22">
            <text:p>2,22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3" office:value-type="float" office:value="0.12">
            <text:p>0,12</text:p>
          </table:table-cell>
          <table:table-cell office:value-type="float" office:value="0.13">
            <text:p>0,13</text:p>
          </table:table-cell>
          <table:table-cell table:number-columns-repeated="16" office:value-type="float" office:value="0.12">
            <text:p>0,12</text:p>
          </table:table-cell>
          <table:table-cell table:formula="of:=AVERAGE([.B71:.U71])" office:value-type="float" office:value="0.1205">
            <text:p>0,120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1">
            <text:p>3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style-name="ce17"/>
          <table:table-cell table:number-columns-repeated="19"/>
          <table:table-cell table:formula="of:=AVERAGE([.B75:.U7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76:.U7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0.06">
            <text:p>0,06</text:p>
          </table:table-cell>
          <table:table-cell table:number-columns-repeated="19" office:value-type="float" office:value="0.03">
            <text:p>0,03</text:p>
          </table:table-cell>
          <table:table-cell table:formula="of:=AVERAGE([.B77:.U77])" office:value-type="float" office:value="0.0315">
            <text:p>0,0315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15">
            <text:p>0,15</text:p>
          </table:table-cell>
          <table:table-cell table:number-columns-repeated="19" office:value-type="float" office:value="0.03">
            <text:p>0,03</text:p>
          </table:table-cell>
          <table:table-cell table:formula="of:=AVERAGE([.B78:.U78])" office:value-type="float" office:value="0.036">
            <text:p>0,036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2">
            <text:p>3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2:.U8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83:.U8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5">
            <text:p>0,05</text:p>
          </table:table-cell>
          <table:table-cell table:formula="of:=AVERAGE([.B84:.U84])" office:value-type="float" office:value="0.05">
            <text:p>0,0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5">
            <text:p>0,05</text:p>
          </table:table-cell>
          <table:table-cell table:formula="of:=AVERAGE([.B85:.U85])" office:value-type="float" office:value="0.05">
            <text:p>0,0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3">
            <text:p>3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9:.U8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0:.U9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27">
            <text:p>0,27</text:p>
          </table:table-cell>
          <table:table-cell table:formula="of:=AVERAGE([.B91:.U91])" office:value-type="float" office:value="0.27">
            <text:p>0,27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28">
            <text:p>0,28</text:p>
          </table:table-cell>
          <table:table-cell table:formula="of:=AVERAGE([.B92:.U92])" office:value-type="float" office:value="0.28">
            <text:p>0,28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4">
            <text:p>3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96:.U9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7:.U9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2.37">
            <text:p>2,37</text:p>
          </table:table-cell>
          <table:table-cell table:number-columns-repeated="2" office:value-type="float" office:value="2.38">
            <text:p>2,38</text:p>
          </table:table-cell>
          <table:table-cell office:value-type="float" office:value="2.37">
            <text:p>2,37</text:p>
          </table:table-cell>
          <table:table-cell table:number-columns-repeated="2" office:value-type="float" office:value="2.38">
            <text:p>2,38</text:p>
          </table:table-cell>
          <table:table-cell table:number-columns-repeated="5" office:value-type="float" office:value="2.37">
            <text:p>2,37</text:p>
          </table:table-cell>
          <table:table-cell table:number-columns-repeated="3" office:value-type="float" office:value="2.38">
            <text:p>2,38</text:p>
          </table:table-cell>
          <table:table-cell office:value-type="float" office:value="2.37">
            <text:p>2,37</text:p>
          </table:table-cell>
          <table:table-cell table:number-columns-repeated="3" office:value-type="float" office:value="2.38">
            <text:p>2,38</text:p>
          </table:table-cell>
          <table:table-cell table:number-columns-repeated="2" office:value-type="float" office:value="2.37">
            <text:p>2,37</text:p>
          </table:table-cell>
          <table:table-cell table:formula="of:=AVERAGE([.B98:.U98])" office:value-type="float" office:value="2.375">
            <text:p>2,375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6.02">
            <text:p>6,02</text:p>
          </table:table-cell>
          <table:table-cell table:number-columns-repeated="3" office:value-type="float" office:value="5.97">
            <text:p>5,97</text:p>
          </table:table-cell>
          <table:table-cell table:number-columns-repeated="12" office:value-type="float" office:value="5.98">
            <text:p>5,98</text:p>
          </table:table-cell>
          <table:table-cell office:value-type="float" office:value="5.99">
            <text:p>5,99</text:p>
          </table:table-cell>
          <table:table-cell table:number-columns-repeated="2" office:value-type="float" office:value="5.97">
            <text:p>5,97</text:p>
          </table:table-cell>
          <table:table-cell office:value-type="float" office:value="5.98">
            <text:p>5,98</text:p>
          </table:table-cell>
          <table:table-cell table:formula="of:=AVERAGE([.B99:.U99])" office:value-type="float" office:value="5.98">
            <text:p>5,98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5">
            <text:p>3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03:.U10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04:.U10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22.73">
            <text:p>22,73</text:p>
          </table:table-cell>
          <table:table-cell office:value-type="float" office:value="22.7">
            <text:p>22,7</text:p>
          </table:table-cell>
          <table:table-cell office:value-type="float" office:value="22.71">
            <text:p>22,71</text:p>
          </table:table-cell>
          <table:table-cell office:value-type="float" office:value="22.72">
            <text:p>22,72</text:p>
          </table:table-cell>
          <table:table-cell office:value-type="float" office:value="22.73">
            <text:p>22,73</text:p>
          </table:table-cell>
          <table:table-cell table:number-columns-repeated="2" office:value-type="float" office:value="22.71">
            <text:p>22,71</text:p>
          </table:table-cell>
          <table:table-cell office:value-type="float" office:value="22.69">
            <text:p>22,69</text:p>
          </table:table-cell>
          <table:table-cell office:value-type="float" office:value="22.73">
            <text:p>22,73</text:p>
          </table:table-cell>
          <table:table-cell office:value-type="float" office:value="22.68">
            <text:p>22,68</text:p>
          </table:table-cell>
          <table:table-cell office:value-type="float" office:value="22.69">
            <text:p>22,69</text:p>
          </table:table-cell>
          <table:table-cell office:value-type="float" office:value="22.72">
            <text:p>22,72</text:p>
          </table:table-cell>
          <table:table-cell office:value-type="string">
            <text:p>22 ,69</text:p>
          </table:table-cell>
          <table:table-cell office:value-type="float" office:value="22.67">
            <text:p>22,67</text:p>
          </table:table-cell>
          <table:table-cell office:value-type="float" office:value="22.72">
            <text:p>22,72</text:p>
          </table:table-cell>
          <table:table-cell office:value-type="float" office:value="22.68">
            <text:p>22,68</text:p>
          </table:table-cell>
          <table:table-cell office:value-type="float" office:value="22.7">
            <text:p>22,7</text:p>
          </table:table-cell>
          <table:table-cell office:value-type="float" office:value="22.68">
            <text:p>22,68</text:p>
          </table:table-cell>
          <table:table-cell office:value-type="float" office:value="22.69">
            <text:p>22,69</text:p>
          </table:table-cell>
          <table:table-cell office:value-type="float" office:value="22.67">
            <text:p>22,67</text:p>
          </table:table-cell>
          <table:table-cell table:formula="of:=AVERAGE([.B105:.U105])" office:value-type="float" office:value="22.7015789473684">
            <text:p>22,7015789474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60.32">
            <text:p>60,32</text:p>
          </table:table-cell>
          <table:table-cell office:value-type="float" office:value="60.3">
            <text:p>60,3</text:p>
          </table:table-cell>
          <table:table-cell office:value-type="float" office:value="60.34">
            <text:p>60,34</text:p>
          </table:table-cell>
          <table:table-cell office:value-type="float" office:value="60.25">
            <text:p>60,25</text:p>
          </table:table-cell>
          <table:table-cell office:value-type="float" office:value="60.24">
            <text:p>60,24</text:p>
          </table:table-cell>
          <table:table-cell office:value-type="float" office:value="60.21">
            <text:p>60,21</text:p>
          </table:table-cell>
          <table:table-cell office:value-type="float" office:value="60.26">
            <text:p>60,26</text:p>
          </table:table-cell>
          <table:table-cell office:value-type="float" office:value="60.33">
            <text:p>60,33</text:p>
          </table:table-cell>
          <table:table-cell office:value-type="float" office:value="60.32">
            <text:p>60,32</text:p>
          </table:table-cell>
          <table:table-cell office:value-type="float" office:value="60.34">
            <text:p>60,34</text:p>
          </table:table-cell>
          <table:table-cell office:value-type="float" office:value="60.39">
            <text:p>60,39</text:p>
          </table:table-cell>
          <table:table-cell table:number-columns-repeated="2" office:value-type="float" office:value="60.3">
            <text:p>60,3</text:p>
          </table:table-cell>
          <table:table-cell office:value-type="float" office:value="60.32">
            <text:p>60,32</text:p>
          </table:table-cell>
          <table:table-cell office:value-type="float" office:value="60.34">
            <text:p>60,34</text:p>
          </table:table-cell>
          <table:table-cell office:value-type="float" office:value="60.33">
            <text:p>60,33</text:p>
          </table:table-cell>
          <table:table-cell office:value-type="float" office:value="60.29">
            <text:p>60,29</text:p>
          </table:table-cell>
          <table:table-cell office:value-type="float" office:value="60.31">
            <text:p>60,31</text:p>
          </table:table-cell>
          <table:table-cell office:value-type="float" office:value="60.26">
            <text:p>60,26</text:p>
          </table:table-cell>
          <table:table-cell office:value-type="float" office:value="60.31">
            <text:p>60,31</text:p>
          </table:table-cell>
          <table:table-cell table:formula="of:=AVERAGE([.B106:.U106])" office:value-type="float" office:value="60.303">
            <text:p>60,303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1">
            <text:p>4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0:.U11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1:.U11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2:.U112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13:.U113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2">
            <text:p>4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7:.U11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8:.U11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9:.U119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0:.U120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3">
            <text:p>4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4:.U12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25:.U12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26:.U126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7:.U127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4">
            <text:p>4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1:.U13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2:.U13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33:.U133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34:.U134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5">
            <text:p>4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8:.U13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9:.U13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40:.U140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41:.U141])" office:value-type="float" office:value="0">
            <text:p>#DIV/0 !</text:p>
          </table:table-cell>
        </table:table-row>
      </table:table>
      <table:table table:name="CPS" table:style-name="ta1">
        <table:table-column table:style-name="co4" table:default-cell-style-name="ce16"/>
        <table:table-column table:style-name="co3" table:number-columns-repeated="20" table:default-cell-style-name="ce16"/>
        <table:table-column table:style-name="co4" table:default-cell-style-name="ce18"/>
        <table:table-row table:style-name="ro5">
          <table:table-cell table:style-name="Default"/>
          <table:table-cell table:style-name="ce1" office:value-type="string" table:number-columns-spanned="10" table:number-rows-spanned="1">
            <text:p>Results of benchmark for CPS version</text:p>
          </table:table-cell>
          <table:covered-table-cell table:style-name="Default"/>
          <table:covered-table-cell table:style-name="ce1"/>
          <table:covered-table-cell table:number-columns-repeated="7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1">
            <text:p>1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:.U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:.U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formula="of:=AVERAGE([.B7:.U7])" office:value-type="float" office:value="0.005">
            <text:p>0,00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8:.U8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2">
            <text:p>1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:.U1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:.U1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14:.U14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5:.U15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3">
            <text:p>1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9:.U1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0:.U2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21:.U21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22:.U22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4">
            <text:p>1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26:.U2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7:.U2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28:.U28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29:.U29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5">
            <text:p>1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33:.U3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34:.U3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35:.U35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36:.U36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1">
            <text:p>2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0:.U4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1:.U4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2:.U42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43:.U43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2">
            <text:p>2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7:.U4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8:.U4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9:.U49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50:.U50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3">
            <text:p>2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4:.U5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55:.U5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56:.U56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57:.U57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4">
            <text:p>2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1:.U6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2:.U6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63:.U63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64:.U64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5">
            <text:p>2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8:.U6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9:.U6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70:.U70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71:.U71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1">
            <text:p>3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75:.U7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76:.U7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0.06">
            <text:p>0,06</text:p>
          </table:table-cell>
          <table:table-cell table:number-columns-repeated="19" office:value-type="float" office:value="0.03">
            <text:p>0,03</text:p>
          </table:table-cell>
          <table:table-cell table:formula="of:=AVERAGE([.B77:.U77])" office:value-type="float" office:value="0.0315">
            <text:p>0,031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78:.U78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2">
            <text:p>3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2:.U8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83:.U8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84:.U84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85:.U85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3">
            <text:p>3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9:.U8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0:.U9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91:.U91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92:.U92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4">
            <text:p>3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96:.U9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7:.U9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98:.U98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99:.U99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5">
            <text:p>3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03:.U10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04:.U10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105:.U105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06:.U106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1">
            <text:p>4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0:.U11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1:.U11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2:.U112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13:.U113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2">
            <text:p>4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7:.U11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8:.U11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9:.U119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0:.U120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3">
            <text:p>4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4:.U12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25:.U12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26:.U126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7:.U127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4">
            <text:p>4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1:.U13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2:.U13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33:.U133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34:.U134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5">
            <text:p>4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8:.U13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9:.U13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40:.U140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41:.U141])" office:value-type="float" office:value="0">
            <text:p>#DIV/0 !</text:p>
          </table:table-cell>
        </table:table-row>
      </table:table>
      <table:table table:name="Trampoline" table:style-name="ta1">
        <table:table-column table:style-name="co4" table:default-cell-style-name="ce16"/>
        <table:table-column table:style-name="co3" table:number-columns-repeated="20" table:default-cell-style-name="ce16"/>
        <table:table-column table:style-name="co4" table:default-cell-style-name="ce18"/>
        <table:table-row table:style-name="ro5">
          <table:table-cell table:style-name="Default"/>
          <table:table-cell table:style-name="ce1" office:value-type="string" table:number-columns-spanned="10" table:number-rows-spanned="1">
            <text:p>Results of benchmark for Trampoline version</text:p>
          </table:table-cell>
          <table:covered-table-cell table:style-name="Default"/>
          <table:covered-table-cell table:style-name="ce1"/>
          <table:covered-table-cell table:number-columns-repeated="7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1">
            <text:p>1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:.U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:.U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formula="of:=AVERAGE([.B7:.U7])" office:value-type="float" office:value="0.0035">
            <text:p>0,003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8:.U8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2">
            <text:p>1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:.U1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:.U1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14:.U14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15:.U15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3">
            <text:p>1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9:.U1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0:.U2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21:.U21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22:.U22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4">
            <text:p>1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26:.U2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7:.U2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5">
            <text:p>0,05</text:p>
          </table:table-cell>
          <table:table-cell table:formula="of:=AVERAGE([.B28:.U28])" office:value-type="float" office:value="0.05">
            <text:p>0,05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07">
            <text:p>0,07</text:p>
          </table:table-cell>
          <table:table-cell table:number-columns-repeated="19" office:value-type="float" office:value="0.04">
            <text:p>0,04</text:p>
          </table:table-cell>
          <table:table-cell table:formula="of:=AVERAGE([.B29:.U29])" office:value-type="float" office:value="0.0415">
            <text:p>0,041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5">
            <text:p>1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33:.U3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34:.U3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31">
            <text:p>0,31</text:p>
          </table:table-cell>
          <table:table-cell table:formula="of:=AVERAGE([.B35:.U35])" office:value-type="float" office:value="0.31">
            <text:p>0,3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9">
            <text:p>0,09</text:p>
          </table:table-cell>
          <table:table-cell table:formula="of:=AVERAGE([.B36:.U36])" office:value-type="float" office:value="0.09">
            <text:p>0,09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1">
            <text:p>2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0:.U4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1:.U4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2:.U42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43:.U43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2">
            <text:p>2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7:.U4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8:.U4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9:.U49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50:.U50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3">
            <text:p>2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4:.U5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55:.U5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4">
            <text:p>0,04</text:p>
          </table:table-cell>
          <table:table-cell table:formula="of:=AVERAGE([.B56:.U56])" office:value-type="float" office:value="0.04">
            <text:p>0,04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4">
            <text:p>0,04</text:p>
          </table:table-cell>
          <table:table-cell table:formula="of:=AVERAGE([.B57:.U57])" office:value-type="float" office:value="0.04">
            <text:p>0,04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4">
            <text:p>2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1:.U6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2:.U6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34">
            <text:p>0,34</text:p>
          </table:table-cell>
          <table:table-cell table:formula="of:=AVERAGE([.B63:.U63])" office:value-type="float" office:value="0.34">
            <text:p>0,34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59">
            <text:p>0,59</text:p>
          </table:table-cell>
          <table:table-cell office:value-type="float" office:value="0.58">
            <text:p>0,58</text:p>
          </table:table-cell>
          <table:table-cell office:value-type="float" office:value="0.59">
            <text:p>0,59</text:p>
          </table:table-cell>
          <table:table-cell table:number-columns-repeated="15" office:value-type="float" office:value="0.58">
            <text:p>0,58</text:p>
          </table:table-cell>
          <table:table-cell table:formula="of:=AVERAGE([.B64:.U64])" office:value-type="float" office:value="0.581">
            <text:p>0,58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5">
            <text:p>2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8:.U6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9:.U6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4" office:value-type="float" office:value="2.78">
            <text:p>2,78</text:p>
          </table:table-cell>
          <table:table-cell table:number-columns-repeated="2" office:value-type="float" office:value="2.77">
            <text:p>2,77</text:p>
          </table:table-cell>
          <table:table-cell table:number-columns-repeated="7" office:value-type="float" office:value="2.78">
            <text:p>2,78</text:p>
          </table:table-cell>
          <table:table-cell office:value-type="float" office:value="2.77">
            <text:p>2,77</text:p>
          </table:table-cell>
          <table:table-cell table:number-columns-repeated="3" office:value-type="float" office:value="2.78">
            <text:p>2,78</text:p>
          </table:table-cell>
          <table:table-cell office:value-type="float" office:value="2.77">
            <text:p>2,77</text:p>
          </table:table-cell>
          <table:table-cell table:number-columns-repeated="2" office:value-type="float" office:value="2.78">
            <text:p>2,78</text:p>
          </table:table-cell>
          <table:table-cell table:formula="of:=AVERAGE([.B70:.U70])" office:value-type="float" office:value="2.778">
            <text:p>2,778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.09">
            <text:p>5,09</text:p>
          </table:table-cell>
          <table:table-cell office:value-type="float" office:value="5.11">
            <text:p>5,11</text:p>
          </table:table-cell>
          <table:table-cell office:value-type="float" office:value="5.1">
            <text:p>5,1</text:p>
          </table:table-cell>
          <table:table-cell office:value-type="float" office:value="5.09">
            <text:p>5,09</text:p>
          </table:table-cell>
          <table:table-cell office:value-type="float" office:value="5.1">
            <text:p>5,1</text:p>
          </table:table-cell>
          <table:table-cell table:number-columns-repeated="2" office:value-type="float" office:value="5.11">
            <text:p>5,11</text:p>
          </table:table-cell>
          <table:table-cell office:value-type="float" office:value="5.1">
            <text:p>5,1</text:p>
          </table:table-cell>
          <table:table-cell office:value-type="float" office:value="5.11">
            <text:p>5,11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.11">
            <text:p>5,11</text:p>
          </table:table-cell>
          <table:table-cell table:number-columns-repeated="2" office:value-type="float" office:value="5.1">
            <text:p>5,1</text:p>
          </table:table-cell>
          <table:table-cell office:value-type="float" office:value="5.11">
            <text:p>5,11</text:p>
          </table:table-cell>
          <table:table-cell office:value-type="float" office:value="5.18">
            <text:p>5,18</text:p>
          </table:table-cell>
          <table:table-cell table:number-columns-repeated="2" office:value-type="float" office:value="5.1">
            <text:p>5,1</text:p>
          </table:table-cell>
          <table:table-cell table:formula="of:=AVERAGE([.B71:.U71])" office:value-type="float" office:value="5.106">
            <text:p>5,106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1">
            <text:p>3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75:.U7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76:.U7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0.05">
            <text:p>0,05</text:p>
          </table:table-cell>
          <table:table-cell table:number-columns-repeated="19" office:value-type="float" office:value="0.03">
            <text:p>0,03</text:p>
          </table:table-cell>
          <table:table-cell table:formula="of:=AVERAGE([.B77:.U77])" office:value-type="float" office:value="0.031">
            <text:p>0,031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14">
            <text:p>0,14</text:p>
          </table:table-cell>
          <table:table-cell table:number-columns-repeated="19" office:value-type="float" office:value="0.03">
            <text:p>0,03</text:p>
          </table:table-cell>
          <table:table-cell table:formula="of:=AVERAGE([.B78:.U78])" office:value-type="float" office:value="0.0355">
            <text:p>0,035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2">
            <text:p>3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2:.U8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83:.U8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6">
            <text:p>0,06</text:p>
          </table:table-cell>
          <table:table-cell table:formula="of:=AVERAGE([.B84:.U84])" office:value-type="float" office:value="0.06">
            <text:p>0,06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6">
            <text:p>0,06</text:p>
          </table:table-cell>
          <table:table-cell table:formula="of:=AVERAGE([.B85:.U85])" office:value-type="float" office:value="0.06">
            <text:p>0,06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3">
            <text:p>3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9:.U8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0:.U9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33">
            <text:p>0,33</text:p>
          </table:table-cell>
          <table:table-cell table:formula="of:=AVERAGE([.B91:.U91])" office:value-type="float" office:value="0.33">
            <text:p>0,33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35">
            <text:p>0,35</text:p>
          </table:table-cell>
          <table:table-cell table:formula="of:=AVERAGE([.B92:.U92])" office:value-type="float" office:value="0.35">
            <text:p>0,3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4">
            <text:p>3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96:.U9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7:.U9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" office:value-type="float" office:value="2.95">
            <text:p>2,95</text:p>
          </table:table-cell>
          <table:table-cell office:value-type="float" office:value="2.94">
            <text:p>2,94</text:p>
          </table:table-cell>
          <table:table-cell office:value-type="float" office:value="2.95">
            <text:p>2,95</text:p>
          </table:table-cell>
          <table:table-cell table:number-columns-repeated="2" office:value-type="float" office:value="2.94">
            <text:p>2,94</text:p>
          </table:table-cell>
          <table:table-cell table:number-columns-repeated="2" office:value-type="float" office:value="2.95">
            <text:p>2,95</text:p>
          </table:table-cell>
          <table:table-cell office:value-type="float" office:value="2.94">
            <text:p>2,94</text:p>
          </table:table-cell>
          <table:table-cell office:value-type="float" office:value="2.95">
            <text:p>2,95</text:p>
          </table:table-cell>
          <table:table-cell office:value-type="float" office:value="2.94">
            <text:p>2,94</text:p>
          </table:table-cell>
          <table:table-cell table:number-columns-repeated="2" office:value-type="float" office:value="2.95">
            <text:p>2,95</text:p>
          </table:table-cell>
          <table:table-cell office:value-type="float" office:value="2.94">
            <text:p>2,94</text:p>
          </table:table-cell>
          <table:table-cell table:number-columns-repeated="2" office:value-type="float" office:value="2.95">
            <text:p>2,95</text:p>
          </table:table-cell>
          <table:table-cell table:number-columns-repeated="4" office:value-type="float" office:value="2.94">
            <text:p>2,94</text:p>
          </table:table-cell>
          <table:table-cell table:formula="of:=AVERAGE([.B98:.U98])" office:value-type="float" office:value="2.945">
            <text:p>2,94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3.33">
            <text:p>3,33</text:p>
          </table:table-cell>
          <table:table-cell table:formula="of:=AVERAGE([.B99:.U99])" office:value-type="float" office:value="3.33">
            <text:p>3,33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5">
            <text:p>3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03:.U10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04:.U10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28.24">
            <text:p>28,24</text:p>
          </table:table-cell>
          <table:table-cell office:value-type="float" office:value="28.19">
            <text:p>28,19</text:p>
          </table:table-cell>
          <table:table-cell office:value-type="float" office:value="28.24">
            <text:p>28,24</text:p>
          </table:table-cell>
          <table:table-cell office:value-type="float" office:value="28.25">
            <text:p>28,25</text:p>
          </table:table-cell>
          <table:table-cell office:value-type="float" office:value="28.23">
            <text:p>28,23</text:p>
          </table:table-cell>
          <table:table-cell table:number-columns-repeated="2" office:value-type="float" office:value="28.22">
            <text:p>28,22</text:p>
          </table:table-cell>
          <table:table-cell office:value-type="float" office:value="28.21">
            <text:p>28,21</text:p>
          </table:table-cell>
          <table:table-cell office:value-type="float" office:value="28.24">
            <text:p>28,24</text:p>
          </table:table-cell>
          <table:table-cell office:value-type="float" office:value="28.18">
            <text:p>28,18</text:p>
          </table:table-cell>
          <table:table-cell table:number-columns-repeated="2" office:value-type="float" office:value="28.19">
            <text:p>28,19</text:p>
          </table:table-cell>
          <table:table-cell office:value-type="float" office:value="28.23">
            <text:p>28,23</text:p>
          </table:table-cell>
          <table:table-cell office:value-type="float" office:value="28.18">
            <text:p>28,18</text:p>
          </table:table-cell>
          <table:table-cell office:value-type="float" office:value="28.19">
            <text:p>28,19</text:p>
          </table:table-cell>
          <table:table-cell office:value-type="float" office:value="28.29">
            <text:p>28,29</text:p>
          </table:table-cell>
          <table:table-cell table:number-columns-repeated="3" office:value-type="float" office:value="28.19">
            <text:p>28,19</text:p>
          </table:table-cell>
          <table:table-cell office:value-type="float" office:value="28.23">
            <text:p>28,23</text:p>
          </table:table-cell>
          <table:table-cell table:formula="of:=AVERAGE([.B105:.U105])" office:value-type="float" office:value="28.2145">
            <text:p>28,2145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32.31">
            <text:p>32,31</text:p>
          </table:table-cell>
          <table:table-cell office:value-type="float" office:value="32.33">
            <text:p>32,33</text:p>
          </table:table-cell>
          <table:table-cell office:value-type="float" office:value="32.3">
            <text:p>32,3</text:p>
          </table:table-cell>
          <table:table-cell office:value-type="float" office:value="32.34">
            <text:p>32,34</text:p>
          </table:table-cell>
          <table:table-cell office:value-type="float" office:value="32.32">
            <text:p>32,32</text:p>
          </table:table-cell>
          <table:table-cell office:value-type="float" office:value="32.35">
            <text:p>32,35</text:p>
          </table:table-cell>
          <table:table-cell table:number-columns-repeated="2" office:value-type="float" office:value="32.33">
            <text:p>32,33</text:p>
          </table:table-cell>
          <table:table-cell office:value-type="float" office:value="32.32">
            <text:p>32,32</text:p>
          </table:table-cell>
          <table:table-cell office:value-type="float" office:value="32.33">
            <text:p>32,33</text:p>
          </table:table-cell>
          <table:table-cell office:value-type="float" office:value="32.32">
            <text:p>32,32</text:p>
          </table:table-cell>
          <table:table-cell table:number-columns-repeated="2" office:value-type="float" office:value="32.35">
            <text:p>32,35</text:p>
          </table:table-cell>
          <table:table-cell office:value-type="float" office:value="32.34">
            <text:p>32,34</text:p>
          </table:table-cell>
          <table:table-cell office:value-type="float" office:value="32.28">
            <text:p>32,28</text:p>
          </table:table-cell>
          <table:table-cell office:value-type="float" office:value="32.35">
            <text:p>32,35</text:p>
          </table:table-cell>
          <table:table-cell office:value-type="float" office:value="32.33">
            <text:p>32,33</text:p>
          </table:table-cell>
          <table:table-cell table:number-columns-repeated="2" office:value-type="float" office:value="32.32">
            <text:p>32,32</text:p>
          </table:table-cell>
          <table:table-cell office:value-type="float" office:value="32.28">
            <text:p>32,28</text:p>
          </table:table-cell>
          <table:table-cell table:formula="of:=AVERAGE([.B106:.U106])" office:value-type="float" office:value="32.325">
            <text:p>32,32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1">
            <text:p>4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0:.U11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1:.U11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2:.U112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13:.U113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2">
            <text:p>4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7:.U11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8:.U11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9:.U119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0:.U120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3">
            <text:p>4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4:.U12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25:.U12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26:.U126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7:.U127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4">
            <text:p>4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1:.U13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2:.U13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33:.U133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34:.U134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5">
            <text:p>4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8:.U13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9:.U13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40:.U140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41:.U141])" office:value-type="float" office:value="0">
            <text:p>#DIV/0 !</text:p>
          </table:table-cell>
        </table:table-row>
      </table:table>
      <table:table table:name="TrampolineNT" table:style-name="ta1">
        <table:table-column table:style-name="co4" table:default-cell-style-name="Default"/>
        <table:table-column table:style-name="co3" table:number-columns-repeated="10" table:default-cell-style-name="ce16"/>
        <table:table-column table:style-name="co3" table:number-columns-repeated="10" table:default-cell-style-name="Default"/>
        <table:table-column table:style-name="co4" table:default-cell-style-name="Default"/>
        <table:table-row table:style-name="ro5">
          <table:table-cell/>
          <table:table-cell table:style-name="ce1" office:value-type="string" table:number-columns-spanned="10" table:number-rows-spanned="1">
            <text:p>Results of benchmark for TrampolineNT version</text:p>
          </table:table-cell>
          <table:covered-table-cell table:style-name="Default"/>
          <table:covered-table-cell table:style-name="ce1"/>
          <table:covered-table-cell table:number-columns-repeated="7" table:style-name="Default"/>
          <table:table-cell table:number-columns-repeated="11"/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1.1">
            <text:p>1,1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1">
            <text:p>0,01</text:p>
          </table:table-cell>
          <table:table-cell table:number-columns-repeated="10" table:style-name="ce16" office:value-type="float" office:value="0.01">
            <text:p>0,01</text:p>
          </table:table-cell>
          <table:table-cell table:style-name="ce18" table:formula="of:=AVERAGE([.B5:.U5])" office:value-type="float" office:value="0.01">
            <text:p>0,0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1.2">
            <text:p>1,2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1">
            <text:p>0,01</text:p>
          </table:table-cell>
          <table:table-cell table:number-columns-repeated="10" table:style-name="ce16" office:value-type="float" office:value="0.01">
            <text:p>0,01</text:p>
          </table:table-cell>
          <table:table-cell table:style-name="ce18" table:formula="of:=AVERAGE([.B9:.U9])" office:value-type="float" office:value="0.01">
            <text:p>0,0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1.3">
            <text:p>1,3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1">
            <text:p>0,01</text:p>
          </table:table-cell>
          <table:table-cell table:number-columns-repeated="10" table:style-name="ce16" office:value-type="float" office:value="0.01">
            <text:p>0,01</text:p>
          </table:table-cell>
          <table:table-cell table:style-name="ce18" table:formula="of:=AVERAGE([.B13:.U13])" office:value-type="float" office:value="0.01">
            <text:p>0,0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1.4">
            <text:p>1,4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9">
            <text:p>0,09</text:p>
          </table:table-cell>
          <table:table-cell table:number-columns-repeated="10" table:style-name="ce16" office:value-type="float" office:value="0.09">
            <text:p>0,09</text:p>
          </table:table-cell>
          <table:table-cell table:style-name="ce18" table:formula="of:=AVERAGE([.B17:.U17])" office:value-type="float" office:value="0.09">
            <text:p>0,09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1.5">
            <text:p>1,5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6" office:value-type="float" office:value="0.64">
            <text:p>0,64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0.64">
            <text:p>0,64</text:p>
          </table:table-cell>
          <table:table-cell office:value-type="float" office:value="0.65">
            <text:p>0,65</text:p>
          </table:table-cell>
          <table:table-cell table:number-columns-repeated="2" table:style-name="ce16" office:value-type="float" office:value="0.64">
            <text:p>0,64</text:p>
          </table:table-cell>
          <table:table-cell table:style-name="ce16" office:value-type="float" office:value="0.65">
            <text:p>0,65</text:p>
          </table:table-cell>
          <table:table-cell table:style-name="ce16" office:value-type="float" office:value="0.64">
            <text:p>0,64</text:p>
          </table:table-cell>
          <table:table-cell table:number-columns-repeated="2" table:style-name="ce16" office:value-type="float" office:value="0.65">
            <text:p>0,65</text:p>
          </table:table-cell>
          <table:table-cell table:number-columns-repeated="3" table:style-name="ce16" office:value-type="float" office:value="0.64">
            <text:p>0,64</text:p>
          </table:table-cell>
          <table:table-cell table:style-name="ce16" office:value-type="float" office:value="0.65">
            <text:p>0,65</text:p>
          </table:table-cell>
          <table:table-cell table:style-name="ce18" table:formula="of:=AVERAGE([.B21:.U21])" office:value-type="float" office:value="0.643">
            <text:p>0,643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2.1">
            <text:p>2,1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1">
            <text:p>0,01</text:p>
          </table:table-cell>
          <table:table-cell table:number-columns-repeated="10" table:style-name="ce16" office:value-type="float" office:value="0.01">
            <text:p>0,01</text:p>
          </table:table-cell>
          <table:table-cell table:style-name="ce18" table:formula="of:=AVERAGE([.B25:.U25])" office:value-type="float" office:value="0.01">
            <text:p>0,0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2.2">
            <text:p>2,2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1">
            <text:p>0,01</text:p>
          </table:table-cell>
          <table:table-cell table:number-columns-repeated="10" table:style-name="ce16" office:value-type="float" office:value="0.01">
            <text:p>0,01</text:p>
          </table:table-cell>
          <table:table-cell table:style-name="ce18" table:formula="of:=AVERAGE([.B29:.U29])" office:value-type="float" office:value="0.01">
            <text:p>0,01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2.3">
            <text:p>2,3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4">
            <text:p>0,04</text:p>
          </table:table-cell>
          <table:table-cell table:number-columns-repeated="10" table:style-name="ce16" office:value-type="float" office:value="0.04">
            <text:p>0,04</text:p>
          </table:table-cell>
          <table:table-cell table:style-name="ce18" table:formula="of:=AVERAGE([.B33:.U33])" office:value-type="float" office:value="0.04">
            <text:p>0,04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2.4">
            <text:p>2,4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4">
            <text:p>0,4</text:p>
          </table:table-cell>
          <table:table-cell table:number-columns-repeated="10" table:style-name="ce16" office:value-type="float" office:value="0.4">
            <text:p>0,4</text:p>
          </table:table-cell>
          <table:table-cell table:style-name="ce18" table:formula="of:=AVERAGE([.B37:.U37])" office:value-type="float" office:value="0.4">
            <text:p>0,4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2.5">
            <text:p>2,5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3.34">
            <text:p>3,34</text:p>
          </table:table-cell>
          <table:table-cell table:number-columns-repeated="10" table:style-name="ce16" office:value-type="float" office:value="3.34">
            <text:p>3,34</text:p>
          </table:table-cell>
          <table:table-cell table:style-name="ce18" table:formula="of:=AVERAGE([.B41:.U41])" office:value-type="float" office:value="3.34">
            <text:p>3,34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3.1">
            <text:p>3,1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office:value-type="float" office:value="0.13">
            <text:p>0,13</text:p>
          </table:table-cell>
          <table:table-cell table:number-columns-repeated="9" office:value-type="float" office:value="0.03">
            <text:p>0,03</text:p>
          </table:table-cell>
          <table:table-cell table:number-columns-repeated="10" table:style-name="ce16" office:value-type="float" office:value="0.03">
            <text:p>0,03</text:p>
          </table:table-cell>
          <table:table-cell table:style-name="ce18" table:formula="of:=AVERAGE([.B45:.U45])" office:value-type="float" office:value="0.035">
            <text:p>0,035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3.2">
            <text:p>3,2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06">
            <text:p>0,06</text:p>
          </table:table-cell>
          <table:table-cell table:number-columns-repeated="10" table:style-name="ce16" office:value-type="float" office:value="0.06">
            <text:p>0,06</text:p>
          </table:table-cell>
          <table:table-cell table:style-name="ce18" table:formula="of:=AVERAGE([.B49:.U49])" office:value-type="float" office:value="0.06">
            <text:p>0,06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3.3">
            <text:p>3,3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 office:value-type="float" office:value="0.35">
            <text:p>0,35</text:p>
          </table:table-cell>
          <table:table-cell table:number-columns-repeated="10" table:style-name="ce16" office:value-type="float" office:value="0.35">
            <text:p>0,35</text:p>
          </table:table-cell>
          <table:table-cell table:style-name="ce18" table:formula="of:=AVERAGE([.B53:.U53])" office:value-type="float" office:value="0.35">
            <text:p>0,35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3.4">
            <text:p>3,4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office:value-type="float" office:value="3.15">
            <text:p>3,15</text:p>
          </table:table-cell>
          <table:table-cell office:value-type="float" office:value="3.16">
            <text:p>3,16</text:p>
          </table:table-cell>
          <table:table-cell table:number-columns-repeated="4" office:value-type="float" office:value="3.15">
            <text:p>3,15</text:p>
          </table:table-cell>
          <table:table-cell office:value-type="float" office:value="3.16">
            <text:p>3,16</text:p>
          </table:table-cell>
          <table:table-cell table:number-columns-repeated="3" office:value-type="float" office:value="3.15">
            <text:p>3,15</text:p>
          </table:table-cell>
          <table:table-cell table:style-name="ce16" office:value-type="float" office:value="3.15">
            <text:p>3,15</text:p>
          </table:table-cell>
          <table:table-cell table:style-name="ce16" office:value-type="float" office:value="3.16">
            <text:p>3,16</text:p>
          </table:table-cell>
          <table:table-cell table:number-columns-repeated="7" table:style-name="ce16" office:value-type="float" office:value="3.15">
            <text:p>3,15</text:p>
          </table:table-cell>
          <table:table-cell table:style-name="ce16" office:value-type="float" office:value="3.16">
            <text:p>3,16</text:p>
          </table:table-cell>
          <table:table-cell table:style-name="ce18" table:formula="of:=AVERAGE([.B57:.U57])" office:value-type="float" office:value="3.152">
            <text:p>3,152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3.5">
            <text:p>3,5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office:value-type="float" office:value="30.35">
            <text:p>30,35</text:p>
          </table:table-cell>
          <table:table-cell office:value-type="float" office:value="30.34">
            <text:p>30,34</text:p>
          </table:table-cell>
          <table:table-cell table:number-columns-repeated="2" office:value-type="float" office:value="30.36">
            <text:p>30,36</text:p>
          </table:table-cell>
          <table:table-cell office:value-type="float" office:value="30.37">
            <text:p>30,37</text:p>
          </table:table-cell>
          <table:table-cell office:value-type="float" office:value="30.34">
            <text:p>30,34</text:p>
          </table:table-cell>
          <table:table-cell office:value-type="float" office:value="30.39">
            <text:p>30,39</text:p>
          </table:table-cell>
          <table:table-cell office:value-type="float" office:value="30.33">
            <text:p>30,33</text:p>
          </table:table-cell>
          <table:table-cell office:value-type="float" office:value="30.32">
            <text:p>30,32</text:p>
          </table:table-cell>
          <table:table-cell office:value-type="float" office:value="30.36">
            <text:p>30,36</text:p>
          </table:table-cell>
          <table:table-cell table:style-name="ce16" office:value-type="float" office:value="30.37">
            <text:p>30,37</text:p>
          </table:table-cell>
          <table:table-cell table:style-name="ce16" office:value-type="float" office:value="30.33">
            <text:p>30,33</text:p>
          </table:table-cell>
          <table:table-cell table:style-name="ce16" office:value-type="float" office:value="30.37">
            <text:p>30,37</text:p>
          </table:table-cell>
          <table:table-cell table:style-name="ce16" office:value-type="float" office:value="30.38">
            <text:p>30,38</text:p>
          </table:table-cell>
          <table:table-cell table:style-name="ce16" office:value-type="float" office:value="30.35">
            <text:p>30,35</text:p>
          </table:table-cell>
          <table:table-cell table:style-name="ce16" office:value-type="float" office:value="30.32">
            <text:p>30,32</text:p>
          </table:table-cell>
          <table:table-cell table:style-name="ce16" office:value-type="float" office:value="30.33">
            <text:p>30,33</text:p>
          </table:table-cell>
          <table:table-cell table:style-name="ce16" office:value-type="float" office:value="30.32">
            <text:p>30,32</text:p>
          </table:table-cell>
          <table:table-cell table:style-name="ce16" office:value-type="float" office:value="30.37">
            <text:p>30,37</text:p>
          </table:table-cell>
          <table:table-cell table:style-name="ce16" office:value-type="float" office:value="30.33">
            <text:p>30,33</text:p>
          </table:table-cell>
          <table:table-cell table:style-name="ce18" table:formula="of:=AVERAGE([.B61:.U61])" office:value-type="float" office:value="30.3495">
            <text:p>30,3495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4.1">
            <text:p>4,1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/>
          <table:table-cell table:style-name="ce16" table:number-columns-repeated="10"/>
          <table:table-cell table:style-name="ce18" table:formula="of:=AVERAGE([.B65:.U65])" office:value-type="float" office:value="0">
            <text:p>#DIV/0 !</text:p>
          </table:table-cell>
        </table:table-row>
        <table:table-row table:style-name="ro1">
          <table:table-cell table:style-name="ce20" table:number-columns-repeated="22"/>
        </table:table-row>
        <table:table-row table:style-name="ro1">
          <table:table-cell office:value-type="float" office:value="4.2">
            <text:p>4,2</text:p>
          </table:table-cell>
          <table:table-cell table:style-name="Default" table:number-columns-repeated="10"/>
          <table:table-cell table:number-columns-repeated="11"/>
        </table:table-row>
        <table:table-row table:style-name="ro6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/>
          <table:table-cell table:style-name="ce16" table:number-columns-repeated="10"/>
          <table:table-cell table:style-name="ce18" table:formula="of:=AVERAGE([.B69:.U69])" office:value-type="float" office:value="0">
            <text:p>#DIV/0 !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4.3">
            <text:p>4,3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/>
          <table:table-cell table:style-name="ce16" table:number-columns-repeated="10"/>
          <table:table-cell table:style-name="ce18" table:formula="of:=AVERAGE([.B73:.U73])" office:value-type="float" office:value="0">
            <text:p>#DIV/0 !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4.4">
            <text:p>4,4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/>
          <table:table-cell table:style-name="ce16" table:number-columns-repeated="10"/>
          <table:table-cell table:style-name="ce18" table:formula="of:=AVERAGE([.B77:.U77])" office:value-type="float" office:value="0">
            <text:p>#DIV/0 !</text:p>
          </table:table-cell>
        </table:table-row>
        <table:table-row table:style-name="ro1">
          <table:table-cell/>
          <table:table-cell table:style-name="Default" table:number-columns-repeated="10"/>
          <table:table-cell table:number-columns-repeated="11"/>
        </table:table-row>
        <table:table-row table:style-name="ro1">
          <table:table-cell office:value-type="float" office:value="4.5">
            <text:p>4,5</text:p>
          </table:table-cell>
          <table:table-cell table:style-name="Default" table:number-columns-repeated="10"/>
          <table:table-cell table:number-columns-repeated="11"/>
        </table:table-row>
        <table:table-row table:style-name="ro5">
          <table:table-cell table:style-name="ce16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0"/>
          <table:table-cell table:style-name="ce16" table:number-columns-repeated="10"/>
          <table:table-cell table:style-name="ce18" table:formula="of:=AVERAGE([.B81:.U81])" office:value-type="float" office:value="0">
            <text:p>#DIV/0 !</text:p>
          </table:table-cell>
        </table:table-row>
      </table:table>
      <table:table table:name="Recursive" table:style-name="ta1">
        <table:table-column table:style-name="co4" table:default-cell-style-name="ce16"/>
        <table:table-column table:style-name="co3" table:number-columns-repeated="20" table:default-cell-style-name="ce16"/>
        <table:table-column table:style-name="co4" table:default-cell-style-name="ce18"/>
        <table:table-row table:style-name="ro5">
          <table:table-cell table:style-name="Default" office:value-type="float" office:value="3">
            <text:p>3</text:p>
          </table:table-cell>
          <table:table-cell table:style-name="ce1" office:value-type="string" table:number-columns-spanned="10" table:number-rows-spanned="1">
            <text:p>Results of benchmark for Iterative version</text:p>
          </table:table-cell>
          <table:covered-table-cell table:style-name="Default"/>
          <table:covered-table-cell table:style-name="ce1"/>
          <table:covered-table-cell table:number-columns-repeated="7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1">
            <text:p>1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:.U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:.U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"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1">
            <text:p>0,01</text:p>
          </table:table-cell>
          <table:table-cell table:formula="of:=AVERAGE([.B7:.U7])" office:value-type="float" office:value="0.0045">
            <text:p>0,004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8:.U8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2">
            <text:p>1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:.U1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:.U1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14:.U14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15:.U15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3">
            <text:p>1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9:.U1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0:.U2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21:.U21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2">
            <text:p>0,02</text:p>
          </table:table-cell>
          <table:table-cell table:formula="of:=AVERAGE([.B22:.U22])" office:value-type="float" office:value="0.02">
            <text:p>0,02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4">
            <text:p>1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26:.U2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27:.U2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28:.U28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style-name="ce19" table:number-columns-repeated="20"/>
          <table:table-cell table:formula="of:=AVERAGE([.B29:.U29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1.5">
            <text:p>1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33:.U3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34:.U3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35:.U35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style-name="ce19" table:number-columns-repeated="20"/>
          <table:table-cell table:formula="of:=AVERAGE([.B36:.U36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1">
            <text:p>2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0:.U4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1:.U4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1">
            <text:p>0,01</text:p>
          </table:table-cell>
          <table:table-cell table:formula="of:=AVERAGE([.B42:.U42])" office:value-type="float" office:value="0.01">
            <text:p>0,01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1">
            <text:p>0,01</text:p>
          </table:table-cell>
          <table:table-cell table:formula="of:=AVERAGE([.B43:.U43])" office:value-type="float" office:value="0.01">
            <text:p>0,01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2">
            <text:p>2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47:.U4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48:.U4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14" office:value-type="float" office:value="0.01">
            <text:p>0,01</text:p>
          </table:table-cell>
          <table:table-cell office:value-type="float" office:value="0.02">
            <text:p>0,02</text:p>
          </table:table-cell>
          <table:table-cell table:number-columns-repeated="5" office:value-type="float" office:value="0.01">
            <text:p>0,01</text:p>
          </table:table-cell>
          <table:table-cell table:formula="of:=AVERAGE([.B49:.U49])" office:value-type="float" office:value="0.0105">
            <text:p>0,0105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office:value-type="float" office:value="0.02">
            <text:p>0,02</text:p>
          </table:table-cell>
          <table:table-cell office:value-type="float" office:value="0.01">
            <text:p>0,01</text:p>
          </table:table-cell>
          <table:table-cell table:formula="of:=AVERAGE([.B50:.U50])" office:value-type="float" office:value="0.015">
            <text:p>0,015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3">
            <text:p>2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54:.U5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55:.U5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05">
            <text:p>0,05</text:p>
          </table:table-cell>
          <table:table-cell table:formula="of:=AVERAGE([.B56:.U56])" office:value-type="float" office:value="0.05">
            <text:p>0,0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7">
            <text:p>0,07</text:p>
          </table:table-cell>
          <table:table-cell table:formula="of:=AVERAGE([.B57:.U57])" office:value-type="float" office:value="0.07">
            <text:p>0,07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4">
            <text:p>2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1:.U6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2:.U6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63:.U63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style-name="ce19" table:number-columns-repeated="20"/>
          <table:table-cell table:formula="of:=AVERAGE([.B64:.U64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2.5">
            <text:p>2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68:.U6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69:.U6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70:.U70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style-name="ce19" table:number-columns-repeated="20"/>
          <table:table-cell table:formula="of:=AVERAGE([.B71:.U71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1">
            <text:p>3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75:.U75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76:.U76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office:value-type="float" office:value="0.05">
            <text:p>0,05</text:p>
          </table:table-cell>
          <table:table-cell table:number-columns-repeated="19" office:value-type="float" office:value="0.03">
            <text:p>0,03</text:p>
          </table:table-cell>
          <table:table-cell table:formula="of:=AVERAGE([.B77:.U77])" office:value-type="float" office:value="0.031">
            <text:p>0,031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15">
            <text:p>0,15</text:p>
          </table:table-cell>
          <table:table-cell table:number-columns-repeated="19" office:value-type="float" office:value="0.03">
            <text:p>0,03</text:p>
          </table:table-cell>
          <table:table-cell table:formula="of:=AVERAGE([.B78:.U78])" office:value-type="float" office:value="0.036">
            <text:p>0,036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2">
            <text:p>3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2:.U82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83:.U83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9" office:value-type="float" office:value="0.06">
            <text:p>0,06</text:p>
          </table:table-cell>
          <table:table-cell office:value-type="float" office:value="0.07">
            <text:p>0,07</text:p>
          </table:table-cell>
          <table:table-cell table:number-columns-repeated="6" office:value-type="float" office:value="0.06">
            <text:p>0,06</text:p>
          </table:table-cell>
          <table:table-cell office:value-type="float" office:value="0.07">
            <text:p>0,07</text:p>
          </table:table-cell>
          <table:table-cell office:value-type="float" office:value="0.06">
            <text:p>0,06</text:p>
          </table:table-cell>
          <table:table-cell office:value-type="float" office:value="0.07">
            <text:p>0,07</text:p>
          </table:table-cell>
          <table:table-cell office:value-type="float" office:value="0.06">
            <text:p>0,06</text:p>
          </table:table-cell>
          <table:table-cell table:formula="of:=AVERAGE([.B84:.U84])" office:value-type="float" office:value="0.0615">
            <text:p>0,0615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 office:value-type="float" office:value="0.09">
            <text:p>0,09</text:p>
          </table:table-cell>
          <table:table-cell table:formula="of:=AVERAGE([.B85:.U85])" office:value-type="float" office:value="0.09">
            <text:p>0,09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3">
            <text:p>3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89:.U89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0:.U90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 office:value-type="float" office:value="0.42">
            <text:p>0,42</text:p>
          </table:table-cell>
          <table:table-cell table:formula="of:=AVERAGE([.B91:.U91])" office:value-type="float" office:value="0.42">
            <text:p>0,42</text:p>
          </table:table-cell>
        </table:table-row>
        <table:table-row table:style-name="ro1">
          <table:table-cell office:value-type="string">
            <text:p>JIT RP</text:p>
          </table:table-cell>
          <table:table-cell office:value-type="float" office:value="0.75">
            <text:p>0,75</text:p>
          </table:table-cell>
          <table:table-cell table:number-columns-repeated="19" office:value-type="float" office:value="0.71">
            <text:p>0,71</text:p>
          </table:table-cell>
          <table:table-cell table:formula="of:=AVERAGE([.B92:.U92])" office:value-type="float" office:value="0.712">
            <text:p>0,712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4">
            <text:p>3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96:.U96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97:.U97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98:.U98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style-name="ce19" table:number-columns-repeated="20"/>
          <table:table-cell table:formula="of:=AVERAGE([.B99:.U99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3.5">
            <text:p>3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03:.U103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04:.U104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style-name="ce19" table:number-columns-repeated="20"/>
          <table:table-cell table:formula="of:=AVERAGE([.B105:.U105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style-name="ce19" table:number-columns-repeated="20"/>
          <table:table-cell table:formula="of:=AVERAGE([.B106:.U106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1">
            <text:p>4,1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0:.U110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1:.U111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2:.U112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13:.U113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2">
            <text:p>4,2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17:.U117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18:.U118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19:.U119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0:.U120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3">
            <text:p>4,3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24:.U124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25:.U125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26:.U126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27:.U127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4">
            <text:p>4,4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1:.U131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2:.U132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33:.U133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34:.U134])" office:value-type="float" office:value="0">
            <text:p>#DIV/0 !</text:p>
          </table:table-cell>
        </table:table-row>
        <table:table-row table:style-name="ro1">
          <table:table-cell table:style-name="Default" table:number-columns-repeated="22"/>
        </table:table-row>
        <table:table-row table:style-name="ro1">
          <table:table-cell table:style-name="Default" office:value-type="float" office:value="4.5">
            <text:p>4,5</text:p>
          </table:table-cell>
          <table:table-cell table:style-name="Default" table:number-columns-repeated="21"/>
        </table:table-row>
        <table:table-row table:style-name="ro5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Average</text:p>
          </table:table-cell>
        </table:table-row>
        <table:table-row table:style-name="ro5">
          <table:table-cell office:value-type="string">
            <text:p>Pypy</text:p>
          </table:table-cell>
          <table:table-cell table:number-columns-repeated="20"/>
          <table:table-cell table:formula="of:=AVERAGE([.B138:.U138])" office:value-type="float" office:value="0">
            <text:p>#DIV/0 !</text:p>
          </table:table-cell>
        </table:table-row>
        <table:table-row table:style-name="ro1">
          <table:table-cell office:value-type="string">
            <text:p>Python</text:p>
          </table:table-cell>
          <table:table-cell table:number-columns-repeated="20"/>
          <table:table-cell table:formula="of:=AVERAGE([.B139:.U139])" office:value-type="float" office:value="0">
            <text:p>#DIV/0 !</text:p>
          </table:table-cell>
        </table:table-row>
        <table:table-row table:style-name="ro1">
          <table:table-cell office:value-type="string">
            <text:p>RP</text:p>
          </table:table-cell>
          <table:table-cell table:number-columns-repeated="20"/>
          <table:table-cell table:formula="of:=AVERAGE([.B140:.U140])" office:value-type="float" office:value="0">
            <text:p>#DIV/0 !</text:p>
          </table:table-cell>
        </table:table-row>
        <table:table-row table:style-name="ro1">
          <table:table-cell office:value-type="string">
            <text:p>JIT RP</text:p>
          </table:table-cell>
          <table:table-cell table:number-columns-repeated="20"/>
          <table:table-cell table:formula="of:=AVERAGE([.B141:.U141])" office:value-type="float" office:value="0">
            <text:p>#DIV/0 !</text:p>
          </table:table-cell>
        </table:table-row>
      </table:table>
      <table:table table:name="IterativeWithMap" table:style-name="ta1">
        <table:table-column table:style-name="co4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row table:style-name="ro5">
          <table:table-cell/>
          <table:table-cell table:style-name="ce1" office:value-type="string" table:number-columns-spanned="12" table:number-rows-spanned="1">
            <text:p>Results of benchmark for IterativeWithMap version</text:p>
          </table:table-cell>
          <table:covered-table-cell/>
          <table:covered-table-cell table:style-name="ce1"/>
          <table:covered-table-cell table:number-columns-repeated="9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.1">
            <text:p>1,1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1">
            <text:p>0,01</text:p>
          </table:table-cell>
          <table:table-cell table:style-name="ce18" table:formula="of:=AVERAGE([.B5:.U5])" office:value-type="float" office:value="0.01">
            <text:p>0,0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.2">
            <text:p>1,2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1">
            <text:p>0,01</text:p>
          </table:table-cell>
          <table:table-cell table:style-name="ce18" table:formula="of:=AVERAGE([.B9:.U9])" office:value-type="float" office:value="0.01">
            <text:p>0,0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.3">
            <text:p>1,3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1">
            <text:p>0,01</text:p>
          </table:table-cell>
          <table:table-cell table:style-name="ce18" table:formula="of:=AVERAGE([.B13:.U13])" office:value-type="float" office:value="0.01">
            <text:p>0,0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.4">
            <text:p>1,4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2">
            <text:p>0,02</text:p>
          </table:table-cell>
          <table:table-cell table:style-name="ce18" table:formula="of:=AVERAGE([.B17:.U17])" office:value-type="float" office:value="0.02">
            <text:p>0,0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1.5">
            <text:p>1,5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13" table:style-name="ce16" office:value-type="float" office:value="0.03">
            <text:p>0,03</text:p>
          </table:table-cell>
          <table:table-cell table:style-name="ce16" office:value-type="float" office:value="0.04">
            <text:p>0,04</text:p>
          </table:table-cell>
          <table:table-cell table:number-columns-repeated="6" table:style-name="ce16" office:value-type="float" office:value="0.03">
            <text:p>0,03</text:p>
          </table:table-cell>
          <table:table-cell table:style-name="ce18" table:formula="of:=AVERAGE([.B21:.U21])" office:value-type="float" office:value="0.0305">
            <text:p>0,030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2.1">
            <text:p>2,1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1">
            <text:p>0,01</text:p>
          </table:table-cell>
          <table:table-cell table:style-name="ce18" table:formula="of:=AVERAGE([.B25:.U25])" office:value-type="float" office:value="0.01">
            <text:p>0,0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2.2">
            <text:p>2,2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1">
            <text:p>0,01</text:p>
          </table:table-cell>
          <table:table-cell table:style-name="ce18" table:formula="of:=AVERAGE([.B29:.U29])" office:value-type="float" office:value="0.01">
            <text:p>0,0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2.3">
            <text:p>2,3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5" table:style-name="ce16" office:value-type="float" office:value="0.03">
            <text:p>0,03</text:p>
          </table:table-cell>
          <table:table-cell table:style-name="ce16" office:value-type="float" office:value="0.04">
            <text:p>0,04</text:p>
          </table:table-cell>
          <table:table-cell table:number-columns-repeated="14" table:style-name="ce16" office:value-type="float" office:value="0.03">
            <text:p>0,03</text:p>
          </table:table-cell>
          <table:table-cell table:style-name="ce18" table:formula="of:=AVERAGE([.B33:.U33])" office:value-type="float" office:value="0.0305">
            <text:p>0,030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2.4">
            <text:p>2,4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13">
            <text:p>0,13</text:p>
          </table:table-cell>
          <table:table-cell table:style-name="ce18" table:formula="of:=AVERAGE([.B37:.U37])" office:value-type="float" office:value="0.13">
            <text:p>0,13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2.5">
            <text:p>2,5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12">
            <text:p>0,12</text:p>
          </table:table-cell>
          <table:table-cell table:style-name="ce18" table:formula="of:=AVERAGE([.B41:.U41])" office:value-type="float" office:value="0.12">
            <text:p>0,1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.1">
            <text:p>3,1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office:value-type="float" office:value="0.17">
            <text:p>0,17</text:p>
          </table:table-cell>
          <table:table-cell table:number-columns-repeated="19" table:style-name="ce16" office:value-type="float" office:value="0.03">
            <text:p>0,03</text:p>
          </table:table-cell>
          <table:table-cell table:style-name="ce18" table:formula="of:=AVERAGE([.B45:.U45])" office:value-type="float" office:value="0.037">
            <text:p>0,03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.2">
            <text:p>3,2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05">
            <text:p>0,05</text:p>
          </table:table-cell>
          <table:table-cell table:style-name="ce18" table:formula="of:=AVERAGE([.B49:.U49])" office:value-type="float" office:value="0.05">
            <text:p>0,0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.3">
            <text:p>3,3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0.28">
            <text:p>0,28</text:p>
          </table:table-cell>
          <table:table-cell table:style-name="ce18" table:formula="of:=AVERAGE([.B53:.U53])" office:value-type="float" office:value="0.28">
            <text:p>0,28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.4">
            <text:p>3,4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number-columns-repeated="20" table:style-name="ce16" office:value-type="float" office:value="5.96">
            <text:p>5,96</text:p>
          </table:table-cell>
          <table:table-cell table:style-name="ce18" table:formula="of:=AVERAGE([.B57:.U57])" office:value-type="float" office:value="5.96">
            <text:p>5,9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.5">
            <text:p>3,5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office:value-type="float" office:value="59.94">
            <text:p>59,94</text:p>
          </table:table-cell>
          <table:table-cell table:style-name="ce16" office:value-type="float" office:value="59.9">
            <text:p>59,9</text:p>
          </table:table-cell>
          <table:table-cell table:style-name="ce16" office:value-type="float" office:value="59.97">
            <text:p>59,97</text:p>
          </table:table-cell>
          <table:table-cell table:style-name="ce16" office:value-type="float" office:value="59.92">
            <text:p>59,92</text:p>
          </table:table-cell>
          <table:table-cell table:style-name="ce16" office:value-type="float" office:value="59.89">
            <text:p>59,89</text:p>
          </table:table-cell>
          <table:table-cell table:style-name="ce16" office:value-type="float" office:value="59.95">
            <text:p>59,95</text:p>
          </table:table-cell>
          <table:table-cell table:style-name="ce16" office:value-type="float" office:value="59.92">
            <text:p>59,92</text:p>
          </table:table-cell>
          <table:table-cell table:style-name="ce16" office:value-type="float" office:value="59.9">
            <text:p>59,9</text:p>
          </table:table-cell>
          <table:table-cell table:number-columns-repeated="2" table:style-name="ce16" office:value-type="float" office:value="59.93">
            <text:p>59,93</text:p>
          </table:table-cell>
          <table:table-cell table:style-name="ce16" office:value-type="float" office:value="59.89">
            <text:p>59,89</text:p>
          </table:table-cell>
          <table:table-cell table:style-name="ce16" office:value-type="float" office:value="59.97">
            <text:p>59,97</text:p>
          </table:table-cell>
          <table:table-cell table:style-name="ce16" office:value-type="float" office:value="60.03">
            <text:p>60,03</text:p>
          </table:table-cell>
          <table:table-cell table:style-name="ce16" office:value-type="float" office:value="59.98">
            <text:p>59,98</text:p>
          </table:table-cell>
          <table:table-cell table:style-name="ce16" office:value-type="float" office:value="59.9">
            <text:p>59,9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60.03">
            <text:p>60,03</text:p>
          </table:table-cell>
          <table:table-cell table:style-name="ce16" office:value-type="float" office:value="60">
            <text:p>60</text:p>
          </table:table-cell>
          <table:table-cell table:style-name="ce16" office:value-type="float" office:value="59.97">
            <text:p>59,97</text:p>
          </table:table-cell>
          <table:table-cell table:style-name="ce16" office:value-type="float" office:value="60">
            <text:p>60</text:p>
          </table:table-cell>
          <table:table-cell table:style-name="ce18" table:formula="of:=AVERAGE([.B61:.U61])" office:value-type="float" office:value="59.951">
            <text:p>59,95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4.1">
            <text:p>4,1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65:.U65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4.2">
            <text:p>4,2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69:.U69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4.3">
            <text:p>4,3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73:.U73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4.4">
            <text:p>4,4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77:.U77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4.5">
            <text:p>4,5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81:.U81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.1">
            <text:p>5,1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85:.U85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.2">
            <text:p>5,2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89:.U89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.3">
            <text:p>5,3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93:.U93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.4">
            <text:p>5,4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97:.U97])" office:value-type="float" office:value="0">
            <text:p>#DIV/0 !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5.5">
            <text:p>5,5</text:p>
          </table:table-cell>
          <table:table-cell table:number-columns-repeated="21"/>
        </table:table-row>
        <table:table-row table:style-name="ro5"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16" office:value-type="float" office:value="17">
            <text:p>17</text:p>
          </table:table-cell>
          <table:table-cell table:style-name="ce16" office:value-type="float" office:value="18">
            <text:p>18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Average</text:p>
          </table:table-cell>
        </table:table-row>
        <table:table-row table:style-name="ro1">
          <table:table-cell table:style-name="ce16" office:value-type="string">
            <text:p>JIT RP</text:p>
          </table:table-cell>
          <table:table-cell table:style-name="ce16" table:number-columns-repeated="20"/>
          <table:table-cell table:style-name="ce18" table:formula="of:=AVERAGE([.B101:.U101])" office:value-type="float" office:value="0">
            <text:p>#DIV/0 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14/08/2012</text:date>, <text:time>16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9T15:13:04</meta:creation-date>
    <dc:date>2012-08-14T16:31:29</dc:date>
    <meta:editing-duration>PT15H43S</meta:editing-duration>
    <meta:editing-cycles>44</meta:editing-cycles>
    <meta:generator>LibreOffice/3.4$Unix LibreOffice_project/340m1$Build-502</meta:generator>
    <meta:document-statistic meta:table-count="7" meta:cell-count="6198" meta:object-count="0"/>
  </office:meta>
</office:document-meta>
</file>